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automatic-styles>
    <style:style style:name="Table1" style:family="table">
      <style:table-properties style:width="14.993cm" table:align="left" style:writing-mode="lr-tb"/>
    </style:style>
    <style:style style:name="Table1.A" style:family="table-column">
      <style:table-column-properties style:column-width="2.602cm"/>
    </style:style>
    <style:style style:name="Table1.B" style:family="table-column">
      <style:table-column-properties style:column-width="12.391cm"/>
    </style:style>
    <style:style style:name="Table1.A1" style:family="table-cell">
      <style:table-cell-properties fo:padding="0.097cm" fo:border="none"/>
    </style:style>
    <style:style style:name="P1" style:family="paragraph" style:parent-style-name="Standard">
      <style:paragraph-properties fo:line-height="150%" fo:text-align="center" style:justify-single-word="false"/>
      <style:text-properties fo:text-transform="uppercase" style:font-name="Times New Roman" fo:font-size="12pt" style:font-size-asian="12pt" style:font-name-complex="Times New Roman2" style:font-size-complex="12pt"/>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Times New Roman" fo:font-size="12pt" style:font-size-asian="12pt" style:font-name-complex="Times New Roman2" style:font-size-complex="12pt"/>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Times New Roman" fo:font-size="12pt" style:font-size-asian="12pt" style:font-name-complex="Times New Roman2" style:font-size-complex="12pt"/>
    </style:style>
    <style:style style:name="P6" style:family="paragraph" style:parent-style-name="Standard">
      <style:paragraph-properties fo:line-height="150%" fo:text-align="center" style:justify-single-word="false"/>
      <style:text-properties style:font-name="Times New Roman" fo:font-size="12pt" officeooo:paragraph-rsid="001f9668" style:font-size-asian="12pt" style:font-name-complex="Times New Roman2" style:font-size-complex="12pt"/>
    </style:style>
    <style:style style:name="P7" style:family="paragraph" style:parent-style-name="Standard" style:master-page-name="">
      <loext:graphic-properties draw:fill="none"/>
      <style:paragraph-properties fo:margin-left="8.7cm" fo:margin-right="0cm" fo:margin-top="0cm" fo:margin-bottom="0.282cm" style:contextual-spacing="false" fo:line-height="150%" fo:text-align="start" style:justify-single-word="false" fo:orphans="2" fo:widows="2" fo:text-indent="0.801cm" style:auto-text-indent="false" style:page-number="auto" fo:background-color="transparent" style:writing-mode="lr-tb"/>
      <style:text-properties officeooo:rsid="001f9668" officeooo:paragraph-rsid="001f9668"/>
    </style:style>
    <style:style style:name="P8"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style>
    <style:style style:name="P9" style:family="paragraph" style:parent-style-name="Standard">
      <style:paragraph-properties fo:line-height="150%"/>
      <style:text-properties officeooo:rsid="001f9668" officeooo:paragraph-rsid="001f9668"/>
    </style:style>
    <style:style style:name="P10" style:family="paragraph" style:parent-style-name="Standard" style:master-page-name="">
      <loext:graphic-properties draw:fill="none"/>
      <style:paragraph-properties fo:margin-left="8.7cm" fo:margin-right="0cm" fo:margin-top="0cm" fo:margin-bottom="0.282cm" style:contextual-spacing="false" fo:line-height="150%" fo:text-align="start" style:justify-single-word="false" fo:orphans="2" fo:widows="2" fo:text-indent="0.801cm" style:auto-text-indent="false" style:page-number="auto" fo:background-color="transparent" style:writing-mode="lr-tb"/>
      <style:text-properties style:font-name="Times New Roman" fo:font-size="12pt" officeooo:rsid="001f9668" officeooo:paragraph-rsid="001f9668" style:font-size-asian="12pt" style:font-name-complex="Times New Roman2" style:font-size-complex="12pt"/>
    </style:style>
    <style:style style:name="P11" style:family="paragraph" style:parent-style-name="Standard">
      <style:paragraph-properties fo:margin-top="0cm" fo:margin-bottom="0.282cm" style:contextual-spacing="false" fo:line-height="150%" fo:text-align="center" style:justify-single-word="false" fo:break-before="page"/>
    </style:style>
    <style:style style:name="P12" style:family="paragraph" style:parent-style-name="Standard">
      <style:paragraph-properties fo:line-height="150%"/>
      <style:text-properties officeooo:paragraph-rsid="00218907"/>
    </style:style>
    <style:style style:name="P13" style:family="paragraph" style:parent-style-name="Standard">
      <style:paragraph-properties fo:line-height="150%"/>
      <style:text-properties style:font-name="Times New Roman" fo:font-size="12pt" officeooo:paragraph-rsid="00218907" style:font-size-asian="12pt" style:font-name-complex="Times New Roman2" style:font-size-complex="12pt"/>
    </style:style>
    <style:style style:name="P14" style:family="paragraph" style:parent-style-name="Standard">
      <style:paragraph-properties fo:line-height="150%" fo:text-align="center" style:justify-single-word="false"/>
      <style:text-properties officeooo:paragraph-rsid="001f9668"/>
    </style:style>
    <style:style style:name="P15" style:family="paragraph" style:parent-style-name="Standard">
      <style:paragraph-properties fo:line-height="150%" fo:text-align="center" style:justify-single-word="false"/>
      <style:text-properties style:font-name="Times New Roman" fo:font-size="12pt" officeooo:paragraph-rsid="002ba045" style:font-size-asian="12pt" style:font-name-complex="Times New Roman2" style:font-size-complex="12pt"/>
    </style:style>
    <style:style style:name="P16" style:family="paragraph" style:parent-style-name="Standard" style:master-page-name="">
      <loext:graphic-properties draw:fill="none"/>
      <style:paragraph-properties fo:margin-left="8.7cm" fo:margin-right="0cm" fo:margin-top="0cm" fo:margin-bottom="0.282cm" style:contextual-spacing="false" fo:line-height="150%" fo:text-align="start" style:justify-single-word="false" fo:orphans="2" fo:widows="2" fo:text-indent="0.801cm" style:auto-text-indent="false" style:page-number="auto" fo:background-color="transparent" style:writing-mode="lr-tb"/>
      <style:text-properties officeooo:rsid="001f9668" officeooo:paragraph-rsid="002d163a"/>
    </style:style>
    <style:style style:name="P17"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text-properties officeooo:paragraph-rsid="002d163a"/>
    </style:style>
    <style:style style:name="P18" style:family="paragraph" style:parent-style-name="Standard">
      <style:paragraph-properties fo:line-height="150%"/>
      <style:text-properties officeooo:rsid="001f9668" officeooo:paragraph-rsid="002d163a"/>
    </style:style>
    <style:style style:name="P19" style:family="paragraph" style:parent-style-name="Standard" style:master-page-name="">
      <loext:graphic-properties draw:fill="none"/>
      <style:paragraph-properties fo:margin-left="8.7cm" fo:margin-right="0cm" fo:margin-top="0cm" fo:margin-bottom="0.282cm" style:contextual-spacing="false" fo:line-height="150%" fo:text-align="start" style:justify-single-word="false" fo:orphans="2" fo:widows="2" fo:text-indent="0.801cm" style:auto-text-indent="false" style:page-number="auto" fo:background-color="transparent" style:writing-mode="lr-tb">
        <style:tab-stops>
          <style:tab-stop style:position="9.477cm"/>
        </style:tab-stops>
      </style:paragraph-properties>
      <style:text-properties style:font-name="Times New Roman" fo:font-size="12pt" officeooo:rsid="001f9668" officeooo:paragraph-rsid="002d163a" style:font-size-asian="12pt" style:font-name-complex="Times New Roman2" style:font-size-complex="12pt"/>
    </style:style>
    <style:style style:name="P20" style:family="paragraph" style:parent-style-name="Standard">
      <style:paragraph-properties fo:line-height="150%" fo:break-before="page"/>
      <style:text-properties fo:font-size="14pt" fo:font-weight="bold" officeooo:rsid="002092bb" officeooo:paragraph-rsid="002092bb" style:font-size-asian="14pt" style:font-weight-asian="bold" style:font-size-complex="14pt" style:font-weight-complex="bold"/>
    </style:style>
    <style:style style:name="P21" style:family="paragraph" style:parent-style-name="text" style:list-style-name="L1"/>
    <style:style style:name="P22" style:family="paragraph" style:parent-style-name="Standard">
      <style:paragraph-properties fo:line-height="150%"/>
      <style:text-properties style:font-name="Times New Roman" fo:font-size="14pt" fo:font-weight="bold" style:font-size-asian="14pt" style:font-weight-asian="bold" style:font-name-complex="Times New Roman2" style:font-size-complex="14pt" style:font-weight-complex="bold"/>
    </style:style>
    <style:style style:name="P23" style:family="paragraph" style:parent-style-name="Standard" style:master-page-name="Standard">
      <style:paragraph-properties fo:line-height="150%" style:page-number="1"/>
      <style:text-properties style:font-name="Times New Roman" fo:font-size="14pt" fo:font-weight="bold" style:font-size-asian="14pt" style:font-weight-asian="bold" style:font-name-complex="Times New Roman2" style:font-size-complex="14pt" style:font-weight-complex="bold"/>
    </style:style>
    <style:style style:name="P24" style:family="paragraph" style:parent-style-name="Standard">
      <style:paragraph-properties fo:line-height="150%" fo:text-align="justify" style:justify-single-word="false"/>
      <style:text-properties style:font-name="Times New Roman" fo:font-size="12pt" style:font-size-asian="12pt" style:font-name-complex="Times New Roman2" style:font-size-complex="12pt"/>
    </style:style>
    <style:style style:name="P25" style:family="paragraph" style:parent-style-name="Standard">
      <style:paragraph-properties fo:line-height="150%" fo:break-before="page"/>
      <style:text-properties style:font-name="Times New Roman" fo:font-size="14pt" fo:font-weight="bold" style:font-size-asian="14pt" style:font-weight-asian="bold" style:font-name-complex="Times New Roman2" style:font-size-complex="14pt" style:font-weight-complex="bold"/>
    </style:style>
    <style:style style:name="P26" style:family="paragraph" style:parent-style-name="Standard">
      <style:paragraph-properties fo:line-height="150%" fo:text-align="justify" style:justify-single-word="false"/>
      <style:text-properties officeooo:paragraph-rsid="0022fc02"/>
    </style:style>
    <style:style style:name="P27" style:family="paragraph" style:parent-style-name="Standard">
      <style:paragraph-properties fo:line-height="150%" fo:break-before="page"/>
      <style:text-properties style:font-name="Times New Roman" fo:font-size="14pt" fo:font-weight="bold" officeooo:rsid="006820e5" officeooo:paragraph-rsid="006820e5" style:font-size-asian="14pt" style:font-weight-asian="bold" style:font-name-complex="Times New Roman2" style:font-size-complex="14pt" style:font-weight-complex="bold"/>
    </style:style>
    <style:style style:name="P28" style:family="paragraph" style:parent-style-name="text">
      <style:text-properties officeooo:rsid="006820e5" officeooo:paragraph-rsid="006982ed"/>
    </style:style>
    <style:style style:name="P29" style:family="paragraph" style:parent-style-name="text">
      <style:text-properties officeooo:rsid="006982ed" officeooo:paragraph-rsid="006982ed"/>
    </style:style>
    <style:style style:name="P30" style:family="paragraph" style:parent-style-name="Standard">
      <style:paragraph-properties fo:line-height="150%"/>
      <style:text-properties style:font-name="Times New Roman" fo:font-size="14pt" fo:language="en" fo:country="US" fo:font-weight="bold" officeooo:rsid="006820e5" officeooo:paragraph-rsid="006820e5" style:font-size-asian="14pt" style:font-weight-asian="bold" style:font-name-complex="Times New Roman2" style:font-size-complex="14pt" style:font-weight-complex="bold" style:script-type="latin"/>
    </style:style>
    <style:style style:name="P31" style:family="paragraph" style:parent-style-name="text">
      <style:text-properties fo:language="en" fo:country="US" officeooo:rsid="006820e5" officeooo:paragraph-rsid="006982ed" style:script-type="latin"/>
    </style:style>
    <style:style style:name="P32" style:family="paragraph" style:parent-style-name="Standard">
      <style:paragraph-properties fo:margin-top="0cm" fo:margin-bottom="0.282cm" style:contextual-spacing="false" fo:line-height="150%" fo:break-before="page"/>
      <style:text-properties style:font-name="Times New Roman" fo:font-size="14pt" fo:font-weight="bold" officeooo:paragraph-rsid="00250773" style:font-size-asian="14pt" style:font-weight-asian="bold" style:font-name-complex="Times New Roman2" style:font-size-complex="14pt" style:font-weight-complex="bold"/>
    </style:style>
    <style:style style:name="P33" style:family="paragraph" style:parent-style-name="Contents_20_Heading">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P34" style:family="paragraph" style:parent-style-name="Contents_20_1">
      <style:paragraph-properties>
        <style:tab-stops>
          <style:tab-stop style:position="14.997cm" style:type="right" style:leader-style="dotted" style:leader-text="."/>
        </style:tab-stops>
      </style:paragraph-properties>
    </style:style>
    <style:style style:name="P35" style:family="paragraph" style:parent-style-name="Contents_20_2">
      <style:paragraph-properties>
        <style:tab-stops>
          <style:tab-stop style:position="14.997cm" style:type="right" style:leader-style="dotted" style:leader-text="."/>
        </style:tab-stops>
      </style:paragraph-properties>
    </style:style>
    <style:style style:name="P36" style:family="paragraph" style:parent-style-name="Contents_20_3">
      <style:paragraph-properties>
        <style:tab-stops>
          <style:tab-stop style:position="14.997cm" style:type="right" style:leader-style="dotted" style:leader-text="."/>
        </style:tab-stops>
      </style:paragraph-properties>
    </style:style>
    <style:style style:name="P37" style:family="paragraph" style:parent-style-name="Standard">
      <style:text-properties style:font-name="Times New Roman" fo:font-size="12pt" style:font-size-asian="12pt" style:font-name-complex="Times New Roman2" style:font-size-complex="12pt"/>
    </style:style>
    <style:style style:name="P38" style:family="paragraph" style:parent-style-name="Standard">
      <style:paragraph-properties fo:margin-top="0cm" fo:margin-bottom="0.282cm" style:contextual-spacing="false" fo:line-height="150%" fo:break-before="page"/>
    </style:style>
    <style:style style:name="P39" style:family="paragraph" style:parent-style-name="Standard">
      <style:paragraph-properties fo:line-height="150%"/>
      <style:text-properties style:font-name="Times New Roman" fo:font-size="12pt" fo:language="en" fo:country="US" officeooo:rsid="0090a88a" officeooo:paragraph-rsid="00de5784" style:font-size-asian="12pt" style:font-name-complex="Times New Roman2" style:font-size-complex="12pt" style:script-type="latin"/>
    </style:style>
    <style:style style:name="P40" style:family="paragraph" style:parent-style-name="Table_20_Contents">
      <style:text-properties style:font-name="Times New Roman" fo:font-size="12pt" fo:language="sk" fo:country="SK" officeooo:rsid="00de5784" officeooo:paragraph-rsid="00de5784" style:font-size-asian="12pt" style:font-name-complex="Times New Roman2" style:font-size-complex="12pt" style:script-type="latin"/>
    </style:style>
    <style:style style:name="P41" style:family="paragraph" style:parent-style-name="Standard">
      <style:paragraph-properties fo:line-height="150%"/>
      <style:text-properties style:font-name="Times New Roman" fo:font-size="12pt" fo:language="en" fo:country="US" officeooo:rsid="0030142d" officeooo:paragraph-rsid="00de5784" style:font-size-asian="12pt" style:font-name-complex="Times New Roman2" style:font-size-complex="12pt" style:script-type="latin"/>
    </style:style>
    <style:style style:name="P42" style:family="paragraph" style:parent-style-name="Table_20_Contents">
      <style:paragraph-properties fo:margin-top="0cm" fo:margin-bottom="0.282cm" style:contextual-spacing="false" fo:line-height="108%" fo:text-align="start" style:justify-single-word="false" style:writing-mode="lr-tb"/>
      <style:text-properties style:font-name="Times New Roman" fo:font-size="12pt" fo:language="sk" fo:country="SK" officeooo:rsid="00de5784" officeooo:paragraph-rsid="00de5784" style:font-size-asian="12pt" style:font-name-complex="Times New Roman2" style:font-size-complex="12pt" style:script-type="latin"/>
    </style:style>
    <style:style style:name="P43" style:family="paragraph" style:parent-style-name="Standard">
      <style:paragraph-properties fo:line-height="150%"/>
      <style:text-properties style:font-name="Times New Roman" fo:font-size="12pt" fo:language="en" fo:country="US" officeooo:rsid="00547a8b" officeooo:paragraph-rsid="00de5784" style:font-size-asian="12pt" style:font-name-complex="Times New Roman2" style:font-size-complex="12pt" style:script-type="latin"/>
    </style:style>
    <style:style style:name="P44" style:family="paragraph" style:parent-style-name="Standard">
      <style:paragraph-properties fo:line-height="150%"/>
      <style:text-properties style:font-name="Times New Roman" fo:font-size="12pt" fo:language="sk" fo:country="SK" officeooo:rsid="00de5784" officeooo:paragraph-rsid="00de5784" style:font-size-asian="12pt" style:font-name-complex="Times New Roman2" style:font-size-complex="12pt" style:script-type="latin"/>
    </style:style>
    <style:style style:name="P45" style:family="paragraph" style:parent-style-name="Standard">
      <style:paragraph-properties fo:line-height="150%"/>
      <style:text-properties style:font-name="Times New Roman" fo:font-size="12pt" fo:language="en" fo:country="US" officeooo:rsid="0056af8c" officeooo:paragraph-rsid="00de5784" style:font-size-asian="12pt" style:font-name-complex="Times New Roman2" style:font-size-complex="12pt" style:script-type="latin"/>
    </style:style>
    <style:style style:name="P46" style:family="paragraph" style:parent-style-name="Standard">
      <style:paragraph-properties fo:line-height="150%"/>
      <style:text-properties style:font-name="Times New Roman" fo:font-size="12pt" fo:language="en" fo:country="US" officeooo:rsid="00715532" officeooo:paragraph-rsid="00de5784" style:font-size-asian="12pt" style:font-name-complex="Times New Roman2" style:font-size-complex="12pt" style:script-type="latin"/>
    </style:style>
    <style:style style:name="P47" style:family="paragraph" style:parent-style-name="Table_20_Contents">
      <style:paragraph-properties fo:margin-top="0cm" fo:margin-bottom="0.282cm" style:contextual-spacing="false" fo:line-height="108%" fo:text-align="start" style:justify-single-word="false" style:writing-mode="lr-tb"/>
      <style:text-properties officeooo:paragraph-rsid="00de5784"/>
    </style:style>
    <style:style style:name="P48" style:family="paragraph" style:parent-style-name="Standard">
      <style:paragraph-properties fo:line-height="150%"/>
      <style:text-properties style:font-name="Times New Roman" fo:font-size="12pt" fo:language="en" fo:country="US" officeooo:rsid="00aeed9f" officeooo:paragraph-rsid="00de5784" style:font-size-asian="12pt" style:font-name-complex="Times New Roman2" style:font-size-complex="12pt" style:script-type="latin"/>
    </style:style>
    <style:style style:name="P49" style:family="paragraph" style:parent-style-name="Table_20_Contents">
      <style:text-properties style:font-name="Times New Roman" fo:font-size="12pt" fo:language="sk" fo:country="SK" officeooo:rsid="00e04967" officeooo:paragraph-rsid="00e04967" style:font-size-asian="12pt" style:font-name-complex="Times New Roman2" style:font-size-complex="12pt" style:script-type="latin"/>
    </style:style>
    <style:style style:name="P50" style:family="paragraph" style:parent-style-name="Table_20_Contents">
      <style:text-properties style:font-name="Times New Roman" fo:font-size="12pt" fo:language="sk" fo:country="SK" style:font-size-asian="12pt" style:font-name-complex="Times New Roman2" style:font-size-complex="12pt" style:script-type="latin"/>
    </style:style>
    <style:style style:name="P51" style:family="paragraph" style:parent-style-name="Standard">
      <style:paragraph-properties fo:line-height="150%"/>
      <style:text-properties style:font-name="Times New Roman" fo:font-size="12pt" fo:language="sk" fo:country="SK" officeooo:rsid="00e5b172" officeooo:paragraph-rsid="00e5b172" style:font-size-asian="12pt" style:font-name-complex="Times New Roman2" style:font-size-complex="12pt" style:script-type="latin"/>
    </style:style>
    <style:style style:name="P52" style:family="paragraph" style:parent-style-name="Table_20_Contents">
      <style:text-properties style:font-name="Times New Roman" fo:font-size="12pt" fo:language="sk" fo:country="SK" officeooo:rsid="00e5b172" officeooo:paragraph-rsid="00e5b172" style:font-size-asian="12pt" style:font-name-complex="Times New Roman2" style:font-size-complex="12pt" style:script-type="latin"/>
    </style:style>
    <style:style style:name="P53" style:family="paragraph" style:parent-style-name="Standard">
      <style:paragraph-properties fo:line-height="150%"/>
      <style:text-properties style:font-name="Times New Roman" fo:font-size="12pt" fo:language="sk" fo:country="SK" officeooo:rsid="00e673fb" officeooo:paragraph-rsid="00e673fb" style:font-size-asian="12pt" style:font-name-complex="Times New Roman2" style:font-size-complex="12pt" style:script-type="latin"/>
    </style:style>
    <style:style style:name="P54" style:family="paragraph" style:parent-style-name="Table_20_Contents">
      <style:text-properties style:font-name="Times New Roman" fo:font-size="12pt" fo:language="sk" fo:country="SK" officeooo:rsid="00e673fb" officeooo:paragraph-rsid="00e673fb" style:font-size-asian="12pt" style:font-name-complex="Times New Roman2" style:font-size-complex="12pt" style:script-type="latin"/>
    </style:style>
    <style:style style:name="P55" style:family="paragraph" style:parent-style-name="Standard">
      <style:paragraph-properties fo:line-height="150%"/>
      <style:text-properties style:font-name="Times New Roman" fo:font-size="12pt" fo:language="sk" fo:country="SK" officeooo:rsid="00e8c4c7" officeooo:paragraph-rsid="00e8c4c7" style:font-size-asian="12pt" style:font-name-complex="Times New Roman2" style:font-size-complex="12pt" style:script-type="latin"/>
    </style:style>
    <style:style style:name="P56" style:family="paragraph" style:parent-style-name="Table_20_Contents">
      <style:text-properties style:font-name="Times New Roman" fo:font-size="12pt" fo:language="sk" fo:country="SK" officeooo:rsid="00e8c4c7" officeooo:paragraph-rsid="00e8c4c7" style:font-size-asian="12pt" style:font-name-complex="Times New Roman2" style:font-size-complex="12pt" style:script-type="latin"/>
    </style:style>
    <style:style style:name="P57" style:family="paragraph" style:parent-style-name="Standard">
      <style:paragraph-properties fo:line-height="150%"/>
      <style:text-properties style:font-name="Times New Roman" fo:font-size="12pt" fo:language="sk" fo:country="SK" officeooo:rsid="00c6b23b" officeooo:paragraph-rsid="0090a88a" style:font-size-asian="12pt" style:font-name-complex="Times New Roman2" style:font-size-complex="12pt" style:script-type="latin"/>
    </style:style>
    <style:style style:name="P58" style:family="paragraph" style:parent-style-name="Kapitola" style:list-style-name="WWNum4" style:master-page-name="Converted1">
      <style:paragraph-properties fo:margin-left="0.751cm" fo:margin-top="0cm" fo:margin-bottom="0.212cm" style:contextual-spacing="false" fo:text-indent="-0.751cm" style:auto-text-indent="false" style:page-number="6" fo:break-before="page"/>
      <style:text-properties officeooo:paragraph-rsid="0032a96f"/>
    </style:style>
    <style:style style:name="P59" style:family="paragraph" style:parent-style-name="text">
      <style:paragraph-properties fo:margin-left="0cm" fo:text-indent="0cm" style:auto-text-indent="true"/>
    </style:style>
    <style:style style:name="P60" style:family="paragraph" style:parent-style-name="Kapitola" style:list-style-name="WWNum3">
      <style:paragraph-properties fo:break-before="page"/>
    </style:style>
    <style:style style:name="P61" style:family="paragraph" style:parent-style-name="text">
      <style:text-properties officeooo:rsid="003fea2e" officeooo:paragraph-rsid="00f672af"/>
    </style:style>
    <style:style style:name="P62" style:family="paragraph" style:parent-style-name="Podkapitola" style:list-style-name="WWNum3">
      <style:text-properties officeooo:rsid="006b260a" officeooo:paragraph-rsid="00aeed9f"/>
    </style:style>
    <style:style style:name="P63" style:family="paragraph" style:parent-style-name="text">
      <style:paragraph-properties fo:margin-left="0cm" fo:text-indent="0cm" style:auto-text-indent="true"/>
      <style:text-properties officeooo:paragraph-rsid="00715532"/>
    </style:style>
    <style:style style:name="P64" style:family="paragraph" style:parent-style-name="Kapitola" style:list-style-name="WWNum3">
      <style:text-properties officeooo:rsid="003fea2e" officeooo:paragraph-rsid="003fea2e"/>
    </style:style>
    <style:style style:name="P65" style:family="paragraph" style:parent-style-name="text">
      <style:paragraph-properties fo:margin-left="0cm" fo:text-indent="0cm" style:auto-text-indent="true"/>
      <style:text-properties officeooo:rsid="004195cc" officeooo:paragraph-rsid="004195cc"/>
    </style:style>
    <style:style style:name="P66" style:family="paragraph" style:parent-style-name="Podkapitola" style:list-style-name="WWNum3"/>
    <style:style style:name="P67" style:family="paragraph" style:parent-style-name="text">
      <style:paragraph-properties fo:margin-left="0cm" fo:text-indent="0cm" style:auto-text-indent="true"/>
      <style:text-properties officeooo:rsid="00481cd9" officeooo:paragraph-rsid="00481cd9"/>
    </style:style>
    <style:style style:name="P68" style:family="paragraph" style:parent-style-name="text">
      <style:text-properties officeooo:rsid="00481cd9" officeooo:paragraph-rsid="00481cd9"/>
    </style:style>
    <style:style style:name="P69" style:family="paragraph" style:parent-style-name="text" style:list-style-name="L2">
      <style:text-properties officeooo:rsid="004a9e22" officeooo:paragraph-rsid="004a9e22"/>
    </style:style>
    <style:style style:name="P70" style:family="paragraph" style:parent-style-name="text">
      <style:paragraph-properties fo:margin-left="0cm" fo:text-indent="0cm" style:auto-text-indent="true"/>
      <style:text-properties officeooo:rsid="004e4c70" officeooo:paragraph-rsid="004e4c70"/>
    </style:style>
    <style:style style:name="P71" style:family="paragraph" style:parent-style-name="Kapitola">
      <style:text-properties officeooo:rsid="004a9e22" officeooo:paragraph-rsid="004a9e22"/>
    </style:style>
    <style:style style:name="P72" style:family="paragraph" style:parent-style-name="text">
      <style:text-properties officeooo:rsid="004c706e" officeooo:paragraph-rsid="004c4bee"/>
    </style:style>
    <style:style style:name="P73" style:family="paragraph" style:parent-style-name="Kapitola">
      <style:text-properties officeooo:rsid="004e4c70" officeooo:paragraph-rsid="004e4c70"/>
    </style:style>
    <style:style style:name="P74" style:family="paragraph" style:parent-style-name="text">
      <style:text-properties officeooo:paragraph-rsid="004e4c70"/>
    </style:style>
    <style:style style:name="P75" style:family="paragraph" style:parent-style-name="text">
      <style:text-properties officeooo:paragraph-rsid="0064fd63"/>
    </style:style>
    <style:style style:name="P76" style:family="paragraph" style:parent-style-name="Kapitola">
      <style:text-properties officeooo:rsid="00550aa0" officeooo:paragraph-rsid="00550aa0"/>
    </style:style>
    <style:style style:name="P77" style:family="paragraph" style:parent-style-name="text">
      <style:text-properties officeooo:paragraph-rsid="00550aa0"/>
    </style:style>
    <style:style style:name="P78" style:family="paragraph" style:parent-style-name="Kapitola">
      <style:text-properties officeooo:rsid="0055cc40" officeooo:paragraph-rsid="0055cc40"/>
    </style:style>
    <style:style style:name="P79" style:family="paragraph" style:parent-style-name="text">
      <style:text-properties officeooo:rsid="0055cc40" officeooo:paragraph-rsid="0056af8c"/>
    </style:style>
    <style:style style:name="P80" style:family="paragraph" style:parent-style-name="text">
      <style:text-properties officeooo:rsid="0056af8c" officeooo:paragraph-rsid="0056af8c"/>
    </style:style>
    <style:style style:name="P81" style:family="paragraph" style:parent-style-name="Kapitola">
      <style:text-properties officeooo:rsid="005801f7"/>
    </style:style>
    <style:style style:name="P82" style:family="paragraph" style:parent-style-name="text">
      <style:text-properties officeooo:paragraph-rsid="00589942"/>
    </style:style>
    <style:style style:name="P83" style:family="paragraph" style:parent-style-name="text" style:list-style-name="L3">
      <style:text-properties officeooo:paragraph-rsid="00589942"/>
    </style:style>
    <style:style style:name="P84" style:family="paragraph" style:parent-style-name="text">
      <style:text-properties officeooo:paragraph-rsid="00592279"/>
    </style:style>
    <style:style style:name="P85" style:family="paragraph" style:parent-style-name="text" style:list-style-name="L4">
      <style:text-properties officeooo:paragraph-rsid="005af074"/>
    </style:style>
    <style:style style:name="P86" style:family="paragraph" style:parent-style-name="text" style:list-style-name="L4">
      <style:text-properties officeooo:paragraph-rsid="005d6149"/>
    </style:style>
    <style:style style:name="P87" style:family="paragraph" style:parent-style-name="text">
      <style:paragraph-properties fo:margin-left="0cm" fo:text-indent="0cm" style:auto-text-indent="true"/>
      <style:text-properties officeooo:paragraph-rsid="005d6149"/>
    </style:style>
    <style:style style:name="P88" style:family="paragraph" style:parent-style-name="Kapitola">
      <style:text-properties officeooo:paragraph-rsid="005d6149"/>
    </style:style>
    <style:style style:name="P89" style:family="paragraph" style:parent-style-name="text">
      <style:text-properties officeooo:paragraph-rsid="005d6149"/>
    </style:style>
    <style:style style:name="P90" style:family="paragraph" style:parent-style-name="text">
      <style:text-properties officeooo:paragraph-rsid="005e835c"/>
    </style:style>
    <style:style style:name="P91" style:family="paragraph" style:parent-style-name="text">
      <style:text-properties officeooo:paragraph-rsid="006169e0"/>
    </style:style>
    <style:style style:name="P92" style:family="paragraph" style:parent-style-name="text">
      <style:text-properties officeooo:paragraph-rsid="00e51442"/>
    </style:style>
    <style:style style:name="P93" style:family="paragraph" style:parent-style-name="Kapitola">
      <style:text-properties officeooo:paragraph-rsid="00e51442"/>
    </style:style>
    <style:style style:name="P94" style:family="paragraph" style:parent-style-name="text">
      <style:text-properties officeooo:paragraph-rsid="0077513c"/>
    </style:style>
    <style:style style:name="P95" style:family="paragraph" style:parent-style-name="text">
      <style:text-properties officeooo:paragraph-rsid="007a0365"/>
    </style:style>
    <style:style style:name="P96" style:family="paragraph" style:parent-style-name="text">
      <style:paragraph-properties fo:orphans="2" fo:widows="2" style:writing-mode="lr-tb"/>
      <style:text-properties officeooo:paragraph-rsid="007ca12d"/>
    </style:style>
    <style:style style:name="P97" style:family="paragraph" style:parent-style-name="text">
      <style:paragraph-properties fo:orphans="2" fo:widows="2" style:writing-mode="lr-tb"/>
      <style:text-properties officeooo:paragraph-rsid="00e673fb"/>
    </style:style>
    <style:style style:name="P98" style:family="paragraph" style:parent-style-name="text">
      <style:paragraph-properties fo:orphans="2" fo:widows="2" style:writing-mode="lr-tb"/>
      <style:text-properties officeooo:paragraph-rsid="00999247"/>
    </style:style>
    <style:style style:name="P99" style:family="paragraph" style:parent-style-name="Kapitola" style:list-style-name="WWNum3">
      <style:paragraph-properties fo:margin-top="0cm" fo:margin-bottom="0.212cm" style:contextual-spacing="false" fo:break-before="page"/>
      <style:text-properties officeooo:paragraph-rsid="0073d8e6"/>
    </style:style>
    <style:style style:name="P100" style:family="paragraph" style:parent-style-name="text">
      <style:text-properties officeooo:rsid="00861e37" officeooo:paragraph-rsid="008e13a3"/>
    </style:style>
    <style:style style:name="P101" style:family="paragraph" style:parent-style-name="text">
      <style:text-properties officeooo:rsid="008a465a" officeooo:paragraph-rsid="008a465a"/>
    </style:style>
    <style:style style:name="P102" style:family="paragraph" style:parent-style-name="text">
      <style:text-properties officeooo:rsid="008c8cb0" officeooo:paragraph-rsid="008c8cb0"/>
    </style:style>
    <style:style style:name="P103" style:family="paragraph" style:parent-style-name="text">
      <style:text-properties officeooo:rsid="00861e37" officeooo:paragraph-rsid="00861e37"/>
    </style:style>
    <style:style style:name="P104" style:family="paragraph" style:parent-style-name="text">
      <style:text-properties style:font-name="Times New Roman" fo:font-size="12pt" officeooo:rsid="00860daf" officeooo:paragraph-rsid="00861e37" style:font-size-asian="12pt" style:font-name-complex="Times New Roman2" style:font-size-complex="12pt"/>
    </style:style>
    <style:style style:name="P105" style:family="paragraph" style:parent-style-name="Standard">
      <style:text-properties style:font-name="Times New Roman" fo:font-size="12pt" officeooo:rsid="00860daf" officeooo:paragraph-rsid="00860daf" style:font-size-asian="12pt" style:font-name-complex="Times New Roman2" style:font-size-complex="12pt"/>
    </style:style>
    <style:style style:name="P106" style:family="paragraph" style:parent-style-name="Kapitola" style:list-style-name="WWNum3">
      <style:paragraph-properties fo:margin-top="0cm" fo:margin-bottom="0.212cm" style:contextual-spacing="false" fo:break-before="page"/>
      <style:text-properties officeooo:paragraph-rsid="009f575c"/>
    </style:style>
    <style:style style:name="P107" style:family="paragraph" style:parent-style-name="text">
      <style:text-properties officeooo:rsid="009f575c" officeooo:paragraph-rsid="00a2cadf"/>
    </style:style>
    <style:style style:name="P108" style:family="paragraph" style:parent-style-name="text">
      <style:text-properties officeooo:rsid="009f575c" officeooo:paragraph-rsid="0101987d"/>
    </style:style>
    <style:style style:name="P109" style:family="paragraph" style:parent-style-name="text">
      <style:text-properties officeooo:paragraph-rsid="0101987d"/>
    </style:style>
    <style:style style:name="P110" style:family="paragraph" style:parent-style-name="text">
      <style:text-properties officeooo:rsid="00a039bf" officeooo:paragraph-rsid="00a039bf"/>
    </style:style>
    <style:style style:name="P111" style:family="paragraph" style:parent-style-name="text">
      <style:text-properties officeooo:paragraph-rsid="00a2cadf"/>
    </style:style>
    <style:style style:name="P112" style:family="paragraph" style:parent-style-name="text">
      <style:paragraph-properties fo:margin-left="0cm" fo:text-indent="0cm" style:auto-text-indent="true"/>
      <style:text-properties officeooo:rsid="00a2cadf" officeooo:paragraph-rsid="00a2cadf"/>
    </style:style>
    <style:style style:name="P113" style:family="paragraph" style:parent-style-name="text">
      <style:text-properties officeooo:paragraph-rsid="01020c07"/>
    </style:style>
    <style:style style:name="P114" style:family="paragraph" style:parent-style-name="text">
      <style:text-properties officeooo:rsid="00a82fec" officeooo:paragraph-rsid="00a82fec"/>
    </style:style>
    <style:style style:name="P115" style:family="paragraph" style:parent-style-name="text">
      <style:text-properties officeooo:rsid="00ab300c" officeooo:paragraph-rsid="00ab300c"/>
    </style:style>
    <style:style style:name="P116" style:family="paragraph" style:parent-style-name="text">
      <style:text-properties officeooo:rsid="00ac291b" officeooo:paragraph-rsid="00ac291b"/>
    </style:style>
    <style:style style:name="P117" style:family="paragraph" style:parent-style-name="Podkapitola" style:list-style-name="WWNum3">
      <style:text-properties officeooo:rsid="00aeed9f" officeooo:paragraph-rsid="00aeed9f"/>
    </style:style>
    <style:style style:name="P118" style:family="paragraph" style:parent-style-name="text">
      <style:text-properties officeooo:rsid="00b0ae40" officeooo:paragraph-rsid="00b0ae40"/>
    </style:style>
    <style:style style:name="P119" style:family="paragraph" style:parent-style-name="text" style:list-style-name="L5">
      <style:text-properties officeooo:rsid="00b0ae40" officeooo:paragraph-rsid="00b0ae40"/>
    </style:style>
    <style:style style:name="P120" style:family="paragraph" style:parent-style-name="Podkapitola" style:list-style-name="WWNum3">
      <style:text-properties officeooo:rsid="00b33b1f" officeooo:paragraph-rsid="00b33b1f"/>
    </style:style>
    <style:style style:name="P121" style:family="paragraph" style:parent-style-name="text">
      <style:text-properties officeooo:rsid="00b33b1f" officeooo:paragraph-rsid="00b33b1f"/>
    </style:style>
    <style:style style:name="P122" style:family="paragraph" style:parent-style-name="text" style:list-style-name="L6">
      <style:text-properties officeooo:rsid="00b33b1f" officeooo:paragraph-rsid="00b33b1f"/>
    </style:style>
    <style:style style:name="P123" style:family="paragraph" style:parent-style-name="text" style:list-style-name="L6">
      <style:text-properties officeooo:rsid="00b370f3" officeooo:paragraph-rsid="00b370f3"/>
    </style:style>
    <style:style style:name="P124" style:family="paragraph" style:parent-style-name="Podkapitola" style:list-style-name="WWNum3">
      <style:text-properties officeooo:rsid="00b3db5b" officeooo:paragraph-rsid="00b3db5b"/>
    </style:style>
    <style:style style:name="P125" style:family="paragraph" style:parent-style-name="text">
      <style:text-properties officeooo:rsid="00b3db5b" officeooo:paragraph-rsid="00b49403"/>
    </style:style>
    <style:style style:name="P126" style:family="paragraph" style:parent-style-name="text">
      <style:text-properties officeooo:rsid="00b3db5b" officeooo:paragraph-rsid="00b8930c"/>
    </style:style>
    <style:style style:name="P127" style:family="paragraph" style:parent-style-name="text">
      <style:text-properties officeooo:rsid="00b6eca6" officeooo:paragraph-rsid="00b6eca6"/>
    </style:style>
    <style:style style:name="P128" style:family="paragraph" style:parent-style-name="Podkapitola" style:list-style-name="WWNum3">
      <style:text-properties officeooo:rsid="00bb4bc0" officeooo:paragraph-rsid="00bb4bc0"/>
    </style:style>
    <style:style style:name="P129" style:family="paragraph" style:parent-style-name="text">
      <style:text-properties officeooo:rsid="00bb4bc0" officeooo:paragraph-rsid="00bd5748"/>
    </style:style>
    <style:style style:name="P130" style:family="paragraph" style:parent-style-name="text">
      <style:text-properties officeooo:rsid="00bb4bc0" officeooo:paragraph-rsid="00bdd58a"/>
    </style:style>
    <style:style style:name="P131" style:family="paragraph" style:parent-style-name="text">
      <style:text-properties officeooo:rsid="00bdd58a" officeooo:paragraph-rsid="00bdd58a"/>
    </style:style>
    <style:style style:name="P132" style:family="paragraph" style:parent-style-name="Podkapitola" style:list-style-name="WWNum3">
      <style:text-properties officeooo:rsid="00bb4bc0" officeooo:paragraph-rsid="00bdd58a"/>
    </style:style>
    <style:style style:name="P133" style:family="paragraph" style:parent-style-name="text" style:list-style-name="L7">
      <style:text-properties officeooo:rsid="00beacfd" officeooo:paragraph-rsid="00beacfd"/>
    </style:style>
    <style:style style:name="P134" style:family="paragraph" style:parent-style-name="text">
      <style:text-properties officeooo:rsid="00beacfd" officeooo:paragraph-rsid="00beacfd"/>
    </style:style>
    <style:style style:name="P135" style:family="paragraph" style:parent-style-name="Podkapitola" style:list-style-name="WWNum3">
      <style:text-properties officeooo:rsid="00bb4bc0" officeooo:paragraph-rsid="00bf5a00"/>
    </style:style>
    <style:style style:name="P136" style:family="paragraph" style:parent-style-name="text">
      <style:text-properties officeooo:rsid="00bf5a00" officeooo:paragraph-rsid="00bf5a00"/>
    </style:style>
    <style:style style:name="P137" style:family="paragraph" style:parent-style-name="Podkapitola" style:list-style-name="WWNum3">
      <style:text-properties officeooo:rsid="00bb4bc0" officeooo:paragraph-rsid="00bf7c05"/>
    </style:style>
    <style:style style:name="P138" style:family="paragraph" style:parent-style-name="text">
      <style:text-properties officeooo:rsid="00bf7c05" officeooo:paragraph-rsid="00bf7c05"/>
    </style:style>
    <style:style style:name="P139" style:family="paragraph" style:parent-style-name="Podkapitola" style:list-style-name="WWNum3">
      <style:text-properties officeooo:rsid="00c6b23b" officeooo:paragraph-rsid="00c6b23b"/>
    </style:style>
    <style:style style:name="P140" style:family="paragraph" style:parent-style-name="text">
      <style:text-properties officeooo:rsid="00c6b23b" officeooo:paragraph-rsid="00c6b23b"/>
    </style:style>
    <style:style style:name="P141" style:family="paragraph" style:parent-style-name="text">
      <style:text-properties officeooo:rsid="00cbdc49" officeooo:paragraph-rsid="00cbdc49"/>
    </style:style>
    <style:style style:name="P142" style:family="paragraph" style:parent-style-name="Podkapitola" style:list-style-name="WWNum3">
      <style:text-properties officeooo:rsid="00cbdc49" officeooo:paragraph-rsid="00cbdc49"/>
    </style:style>
    <style:style style:name="P143" style:family="paragraph" style:parent-style-name="text">
      <style:text-properties officeooo:rsid="00cc698c" officeooo:paragraph-rsid="00cc698c"/>
    </style:style>
    <style:style style:name="P144" style:family="paragraph" style:parent-style-name="text">
      <style:text-properties officeooo:rsid="00cbdc49" officeooo:paragraph-rsid="00cfc948"/>
    </style:style>
    <style:style style:name="P145" style:family="paragraph" style:parent-style-name="text">
      <style:text-properties officeooo:rsid="00ce269d" officeooo:paragraph-rsid="00cfc948"/>
    </style:style>
    <style:style style:name="P146" style:family="paragraph" style:parent-style-name="text">
      <style:text-properties officeooo:rsid="00ced58c" officeooo:paragraph-rsid="00ced58c"/>
    </style:style>
    <style:style style:name="P147" style:family="paragraph" style:parent-style-name="text">
      <style:text-properties officeooo:rsid="00ce269d" officeooo:paragraph-rsid="00ce269d"/>
    </style:style>
    <style:style style:name="P148" style:family="paragraph" style:parent-style-name="text">
      <style:text-properties officeooo:rsid="00cbdc49" officeooo:paragraph-rsid="00cc698c"/>
    </style:style>
    <style:style style:name="P149" style:family="paragraph" style:parent-style-name="text">
      <style:paragraph-properties fo:text-indent="0cm" style:auto-text-indent="false"/>
      <style:text-properties style:font-name="Times New Roman" fo:font-size="12pt" style:font-size-asian="12pt"/>
    </style:style>
    <style:style style:name="P150" style:family="paragraph" style:parent-style-name="Kapitola" style:list-style-name="WWNum3">
      <style:paragraph-properties fo:margin-top="0cm" fo:margin-bottom="0.212cm" style:contextual-spacing="false" fo:break-before="page"/>
    </style:style>
    <style:style style:name="P151" style:family="paragraph" style:parent-style-name="text">
      <style:text-properties style:font-name="Times New Roman" fo:font-size="12pt" officeooo:rsid="00d23a6f" officeooo:paragraph-rsid="00d23a6f" style:font-size-asian="12pt"/>
    </style:style>
    <style:style style:name="P152" style:family="paragraph" style:parent-style-name="text">
      <style:text-properties officeooo:paragraph-rsid="00d5b952"/>
    </style:style>
    <style:style style:name="P153" style:family="paragraph" style:parent-style-name="text">
      <style:text-properties officeooo:paragraph-rsid="00d4e284"/>
    </style:style>
    <style:style style:name="P154" style:family="paragraph" style:parent-style-name="text">
      <style:text-properties officeooo:rsid="00da5b68" officeooo:paragraph-rsid="00da5b68"/>
    </style:style>
    <style:style style:name="P155" style:family="paragraph" style:parent-style-name="text">
      <style:text-properties style:font-name="Times New Roman" fo:font-size="12pt" officeooo:rsid="00da5b68" officeooo:paragraph-rsid="00dc0009" style:font-size-asian="12pt"/>
    </style:style>
    <style:style style:name="P156" style:family="paragraph" style:parent-style-name="text">
      <style:text-properties style:font-name="Times New Roman" fo:font-size="12pt" officeooo:rsid="00dc0009" officeooo:paragraph-rsid="00dc0009" style:font-size-asian="12pt"/>
    </style:style>
    <style:style style:name="P157" style:family="paragraph" style:parent-style-name="text">
      <style:text-properties style:font-name="Times New Roman" fo:font-size="12pt" officeooo:rsid="00dc030d" officeooo:paragraph-rsid="00dc030d" style:font-size-asian="12pt"/>
    </style:style>
    <style:style style:name="P158" style:family="paragraph" style:parent-style-name="Kapitola" style:list-style-name="WWNum3">
      <style:paragraph-properties fo:margin-top="0cm" fo:margin-bottom="0.212cm" style:contextual-spacing="false" fo:break-before="page"/>
      <style:text-properties officeooo:paragraph-rsid="00522b5e"/>
    </style:style>
    <style:style style:name="P159"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7cm" style:auto-text-indent="false" style:page-number="auto" fo:background-color="transparent" style:writing-mode="lr-tb"/>
      <style:text-properties officeooo:paragraph-rsid="00522b5e"/>
    </style:style>
    <style:style style:name="P160"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officeooo:paragraph-rsid="0044abd2"/>
    </style:style>
    <style:style style:name="P161"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22b5e" style:font-size-asian="12pt" style:font-style-asian="normal" style:font-weight-asian="normal" style:font-size-complex="12pt" style:font-style-complex="normal" style:font-weight-complex="normal"/>
    </style:style>
    <style:style style:name="P162"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c494e" style:font-size-asian="12pt" style:font-style-asian="normal" style:font-weight-asian="normal" style:font-size-complex="12pt" style:font-style-complex="normal" style:font-weight-complex="normal"/>
    </style:style>
    <style:style style:name="P163"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officeooo:paragraph-rsid="005c494e"/>
    </style:style>
    <style:style style:name="P164" style:family="paragraph" style:parent-style-name="text" style:master-page-name="">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style:page-number="auto" fo:background-color="transparent" style:writing-mode="lr-tb">
        <style:tab-stops>
          <style:tab-stop style:position="0.199cm"/>
        </style:tab-stops>
      </style:paragraph-properties>
      <style:text-properties style:font-name="Times New Roman" fo:font-size="12pt" fo:font-style="normal" officeooo:paragraph-rsid="0077513c" style:font-size-asian="12pt" style:font-style-asian="normal" style:font-size-complex="12pt" style:font-style-complex="normal"/>
    </style:style>
    <style:style style:name="P165" style:family="paragraph" style:parent-style-name="text" style:master-page-name="">
      <style:paragraph-properties fo:margin-left="0.7cm" fo:margin-right="0cm" fo:margin-top="0cm" fo:margin-bottom="0.282cm" style:contextual-spacing="false" fo:text-align="start" style:justify-single-word="false" fo:orphans="2" fo:widows="2" fo:text-indent="-0.7cm" style:auto-text-indent="false" style:page-number="auto" style:writing-mode="lr-tb">
        <style:tab-stops>
          <style:tab-stop style:position="0.199cm"/>
        </style:tab-stops>
      </style:paragraph-properties>
      <style:text-properties style:font-name="Times New Roman" fo:font-style="normal" officeooo:paragraph-rsid="0077513c" style:font-style-asian="normal" style:font-size-complex="12pt" style:font-style-complex="normal"/>
    </style:style>
    <style:style style:name="P166" style:family="paragraph" style:parent-style-name="text">
      <style:paragraph-properties fo:margin-left="0.7cm" fo:margin-right="0cm" fo:margin-top="0cm" fo:margin-bottom="0.282cm" style:contextual-spacing="false" fo:text-align="start" style:justify-single-word="false" fo:orphans="2" fo:widows="2" fo:text-indent="-0.7cm" style:auto-text-indent="false" style:writing-mode="lr-tb">
        <style:tab-stops>
          <style:tab-stop style:position="0.199cm"/>
        </style:tab-stops>
      </style:paragraph-properties>
      <style:text-properties officeooo:paragraph-rsid="0077513c"/>
    </style:style>
    <style:style style:name="P167" style:family="paragraph" style:parent-style-name="text" style:master-page-name="">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style:page-number="auto" fo:background-color="transparent" style:writing-mode="lr-tb">
        <style:tab-stops>
          <style:tab-stop style:position="0.199cm"/>
        </style:tab-stops>
      </style:paragraph-properties>
      <style:text-properties officeooo:paragraph-rsid="00ce269d"/>
    </style:style>
    <style:style style:name="P168" style:family="paragraph" style:parent-style-name="text">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fo:background-color="transparent" style:writing-mode="lr-tb">
        <style:tab-stops>
          <style:tab-stop style:position="0.199cm"/>
        </style:tab-stops>
      </style:paragraph-properties>
      <style:text-properties officeooo:paragraph-rsid="00ce269d"/>
    </style:style>
    <style:style style:name="P169" style:family="paragraph" style:parent-style-name="text">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fo:background-color="transparent" style:writing-mode="lr-tb">
        <style:tab-stops>
          <style:tab-stop style:position="0.199cm"/>
        </style:tab-stops>
      </style:paragraph-properties>
      <style:text-properties style:font-name="Times New Roman" fo:font-size="12pt" fo:font-style="normal" officeooo:paragraph-rsid="00ce269d" style:font-size-asian="12pt" style:font-style-asian="normal" style:font-size-complex="12pt" style:font-style-complex="normal"/>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4pt" fo:font-weight="bold" style:font-size-asian="14pt" style:font-weight-asian="bold" style:font-name-complex="Times New Roman2" style:font-size-complex="14pt" style:font-weight-complex="bold"/>
    </style:style>
    <style:style style:name="T3" style:family="text">
      <style:text-properties style:font-name="Times New Roman" fo:font-size="12pt" officeooo:rsid="001f9668" style:font-size-asian="12pt" style:font-name-complex="Times New Roman2" style:font-size-complex="12pt"/>
    </style:style>
    <style:style style:name="T4" style:family="text">
      <style:text-properties fo:text-transform="uppercase" style:font-name="Times New Roman" fo:font-size="12pt" style:font-size-asian="12pt" style:font-name-complex="Times New Roman2" style:font-size-complex="12pt"/>
    </style:style>
    <style:style style:name="T5" style:family="text">
      <style:text-properties officeooo:rsid="002092bb"/>
    </style:style>
    <style:style style:name="T6" style:family="text">
      <style:text-properties style:font-name="Times New Roman" fo:font-size="12pt" officeooo:rsid="0022fc02" style:font-size-asian="12pt" style:font-name-complex="Times New Roman2" style:font-size-complex="12pt"/>
    </style:style>
    <style:style style:name="T7" style:family="text">
      <style:text-properties officeooo:rsid="006982ed"/>
    </style:style>
    <style:style style:name="T8" style:family="text">
      <style:text-properties officeooo:rsid="008ffac0"/>
    </style:style>
    <style:style style:name="T9" style:family="text">
      <style:text-properties officeooo:rsid="006a2275"/>
    </style:style>
    <style:style style:name="T10" style:family="text">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T11" style:family="text">
      <style:text-properties style:font-name="Times New Roman" fo:font-size="12pt" fo:language="sk" fo:country="SK" officeooo:rsid="00de5784" style:font-size-asian="12pt" style:font-name-complex="Times New Roman2" style:font-size-complex="12pt" style:script-type="latin"/>
    </style:style>
    <style:style style:name="T12" style:family="text">
      <style:text-properties fo:font-style="normal" officeooo:rsid="00e04967" style:font-style-asian="normal" style:font-style-complex="normal"/>
    </style:style>
    <style:style style:name="T13" style:family="text">
      <style:text-properties fo:font-style="normal" style:font-style-asian="normal" style:font-style-complex="normal"/>
    </style:style>
    <style:style style:name="T14" style:family="text">
      <style:text-properties fo:font-style="normal" officeooo:rsid="00e5b172" style:font-style-asian="normal" style:font-style-complex="normal"/>
    </style:style>
    <style:style style:name="T15" style:family="text">
      <style:text-properties officeooo:rsid="0103fb3c"/>
    </style:style>
    <style:style style:name="T16" style:family="text">
      <style:text-properties officeooo:rsid="00e30852"/>
    </style:style>
    <style:style style:name="T17" style:family="text">
      <style:text-properties officeooo:rsid="00951f4c"/>
    </style:style>
    <style:style style:name="T18" style:family="text">
      <style:text-properties officeooo:rsid="00e31007"/>
    </style:style>
    <style:style style:name="T19" style:family="text">
      <style:text-properties officeooo:rsid="005340c7"/>
    </style:style>
    <style:style style:name="T20" style:family="text">
      <style:text-properties officeooo:rsid="005801f7"/>
    </style:style>
    <style:style style:name="T21" style:family="text">
      <style:text-properties officeooo:rsid="00589942"/>
    </style:style>
    <style:style style:name="T22" style:family="text">
      <style:text-properties officeooo:rsid="00592279"/>
    </style:style>
    <style:style style:name="T23" style:family="text">
      <style:text-properties officeooo:rsid="00e4b093"/>
    </style:style>
    <style:style style:name="T24" style:family="text">
      <style:text-properties officeooo:rsid="00843d8f"/>
    </style:style>
    <style:style style:name="T25" style:family="text">
      <style:text-properties fo:font-weight="normal" officeooo:rsid="005af074" style:font-weight-asian="normal" style:font-weight-complex="normal"/>
    </style:style>
    <style:style style:name="T26" style:family="text">
      <style:text-properties fo:font-weight="normal" officeooo:rsid="005d6149" style:font-weight-asian="normal" style:font-weight-complex="normal"/>
    </style:style>
    <style:style style:name="T27" style:family="text">
      <style:text-properties fo:font-weight="normal" officeooo:rsid="00e4b093" style:font-weight-asian="normal" style:font-weight-complex="normal"/>
    </style:style>
    <style:style style:name="T28" style:family="text">
      <style:text-properties officeooo:rsid="005d6149"/>
    </style:style>
    <style:style style:name="T29" style:family="text">
      <style:text-properties fo:font-weight="normal" style:font-weight-asian="normal" style:font-weight-complex="normal"/>
    </style:style>
    <style:style style:name="T30" style:family="text">
      <style:text-properties fo:font-weight="normal" officeooo:rsid="005e835c" style:font-weight-asian="normal" style:font-weight-complex="normal"/>
    </style:style>
    <style:style style:name="T31" style:family="text">
      <style:text-properties fo:font-weight="normal" officeooo:rsid="0063d5df" style:font-weight-asian="normal" style:font-weight-complex="normal"/>
    </style:style>
    <style:style style:name="T32" style:family="text">
      <style:text-properties officeooo:rsid="005e835c"/>
    </style:style>
    <style:style style:name="T33" style:family="text">
      <style:text-properties fo:font-weight="normal" officeooo:rsid="00962584" style:font-weight-asian="normal" style:font-weight-complex="normal"/>
    </style:style>
    <style:style style:name="T34" style:family="text">
      <style:text-properties fo:font-weight="normal" officeooo:rsid="0061603a" style:font-weight-asian="normal" style:font-weight-complex="normal"/>
    </style:style>
    <style:style style:name="T35" style:family="text">
      <style:text-properties officeooo:rsid="006169e0"/>
    </style:style>
    <style:style style:name="T36" style:family="text">
      <style:text-properties fo:font-weight="normal" officeooo:rsid="006169e0" style:font-weight-asian="normal" style:font-weight-complex="normal"/>
    </style:style>
    <style:style style:name="T37" style:family="text">
      <style:text-properties style:font-name="Times New Roman" fo:font-weight="normal" officeooo:rsid="0063d5df" style:font-weight-asian="normal" style:font-weight-complex="normal"/>
    </style:style>
    <style:style style:name="T38" style:family="text">
      <style:text-properties style:font-name="Times New Roman" officeooo:rsid="0077513c"/>
    </style:style>
    <style:style style:name="T39" style:family="text">
      <style:text-properties style:font-name="Times New Roman" officeooo:rsid="00792121"/>
    </style:style>
    <style:style style:name="T40" style:family="text">
      <style:text-properties style:font-name="Times New Roman" officeooo:rsid="0079bb3e"/>
    </style:style>
    <style:style style:name="T41" style:family="text">
      <style:text-properties style:font-name="Times New Roman" officeooo:rsid="007a0365"/>
    </style:style>
    <style:style style:name="T42" style:family="text">
      <style:text-properties style:font-name="Times New Roman" officeooo:rsid="0097180e"/>
    </style:style>
    <style:style style:name="T43" style:family="text">
      <style:text-properties style:font-name="Times New Roman" officeooo:rsid="007af6e8"/>
    </style:style>
    <style:style style:name="T44" style:family="text">
      <style:text-properties style:font-name="Times New Roman"/>
    </style:style>
    <style:style style:name="T45" style:family="text">
      <style:text-properties style:font-name="Times New Roman" officeooo:rsid="00e30852"/>
    </style:style>
    <style:style style:name="T46" style:family="text">
      <style:text-properties style:font-name="Times New Roman" officeooo:rsid="00999247"/>
    </style:style>
    <style:style style:name="T47" style:family="text">
      <style:text-properties style:font-name="Times New Roman" officeooo:rsid="00e5c266"/>
    </style:style>
    <style:style style:name="T48" style:family="text">
      <style:text-properties style:font-name="Times New Roman" officeooo:rsid="00991065"/>
    </style:style>
    <style:style style:name="T49" style:family="text">
      <style:text-properties style:font-name="Times New Roman" officeooo:rsid="00e673fb"/>
    </style:style>
    <style:style style:name="T50" style:family="text">
      <style:text-properties style:font-name="Times New Roman" officeooo:rsid="009aee52"/>
    </style:style>
    <style:style style:name="T51" style:family="text">
      <style:text-properties officeooo:rsid="00872667"/>
    </style:style>
    <style:style style:name="T52" style:family="text">
      <style:text-properties officeooo:rsid="00e6e608"/>
    </style:style>
    <style:style style:name="T53" style:family="text">
      <style:text-properties officeooo:rsid="00881ea9"/>
    </style:style>
    <style:style style:name="T54" style:family="text">
      <style:text-properties officeooo:rsid="0088fef1"/>
    </style:style>
    <style:style style:name="T55" style:family="text">
      <style:text-properties officeooo:rsid="008e13a3"/>
    </style:style>
    <style:style style:name="T56" style:family="text">
      <style:text-properties officeooo:rsid="009f575c"/>
    </style:style>
    <style:style style:name="T57" style:family="text">
      <style:text-properties officeooo:rsid="008be973"/>
    </style:style>
    <style:style style:name="T58" style:family="text">
      <style:text-properties officeooo:rsid="0101987d"/>
    </style:style>
    <style:style style:name="T59" style:family="text">
      <style:text-properties officeooo:rsid="00e8c4c7"/>
    </style:style>
    <style:style style:name="T60" style:family="text">
      <style:text-properties officeooo:rsid="00a039bf"/>
    </style:style>
    <style:style style:name="T61" style:family="text">
      <style:text-properties fo:font-variant="normal" fo:text-transform="none" fo:color="#000000" loext:opacity="100%" style:text-line-through-style="none" style:text-line-through-type="none" fo:font-family="'Times New Roman', serif" fo:font-size="12pt" fo:font-style="normal" style:text-underline-style="none" fo:font-weight="normal" style:text-blinking="false" fo:background-color="transparent" loext:char-shading-value="0"/>
    </style:style>
    <style:style style:name="T62" style:family="text">
      <style:text-properties officeooo:rsid="00a11d7a"/>
    </style:style>
    <style:style style:name="T63" style:family="text">
      <style:text-properties officeooo:rsid="00a2c9a3"/>
    </style:style>
    <style:style style:name="T64" style:family="text">
      <style:text-properties officeooo:rsid="00a37b03"/>
    </style:style>
    <style:style style:name="T65" style:family="text">
      <style:text-properties officeooo:rsid="00b6eca6"/>
    </style:style>
    <style:style style:name="T66" style:family="text">
      <style:text-properties officeooo:rsid="00a380a4"/>
    </style:style>
    <style:style style:name="T67" style:family="text">
      <style:text-properties officeooo:rsid="00a489d6"/>
    </style:style>
    <style:style style:name="T68" style:family="text">
      <style:text-properties officeooo:rsid="00a6b6c8"/>
    </style:style>
    <style:style style:name="T69" style:family="text">
      <style:text-properties officeooo:rsid="00a5a4a4"/>
    </style:style>
    <style:style style:name="T70" style:family="text">
      <style:text-properties officeooo:rsid="00a82fec"/>
    </style:style>
    <style:style style:name="T71" style:family="text">
      <style:text-properties officeooo:rsid="00a9ea02"/>
    </style:style>
    <style:style style:name="T72" style:family="text">
      <style:text-properties officeooo:rsid="00ea6d50"/>
    </style:style>
    <style:style style:name="T73" style:family="text">
      <style:text-properties officeooo:rsid="00ac291b"/>
    </style:style>
    <style:style style:name="T74" style:family="text">
      <style:text-properties officeooo:rsid="00adc435"/>
    </style:style>
    <style:style style:name="T75" style:family="text">
      <style:text-properties officeooo:rsid="00b0ae40"/>
    </style:style>
    <style:style style:name="T76" style:family="text">
      <style:text-properties officeooo:rsid="00b1529f"/>
    </style:style>
    <style:style style:name="T77" style:family="text">
      <style:text-properties officeooo:rsid="00b33b1f"/>
    </style:style>
    <style:style style:name="T78" style:family="text">
      <style:text-properties officeooo:rsid="00b370f3"/>
    </style:style>
    <style:style style:name="T79" style:family="text">
      <style:text-properties officeooo:rsid="00b3db5b"/>
    </style:style>
    <style:style style:name="T80" style:family="text">
      <style:text-properties officeooo:rsid="00b49403"/>
    </style:style>
    <style:style style:name="T81" style:family="text">
      <style:text-properties officeooo:rsid="00b4d6e6"/>
    </style:style>
    <style:style style:name="T82" style:family="text">
      <style:text-properties officeooo:rsid="00bd3d51"/>
    </style:style>
    <style:style style:name="T83" style:family="text">
      <style:text-properties officeooo:rsid="00bdd58a"/>
    </style:style>
    <style:style style:name="T84" style:family="text">
      <style:text-properties officeooo:rsid="00bd5748"/>
    </style:style>
    <style:style style:name="T85" style:family="text">
      <style:text-properties officeooo:rsid="00beacfd"/>
    </style:style>
    <style:style style:name="T86" style:family="text">
      <style:text-properties officeooo:rsid="00eb8746"/>
    </style:style>
    <style:style style:name="T87" style:family="text">
      <style:text-properties officeooo:rsid="00bf5a00"/>
    </style:style>
    <style:style style:name="T88" style:family="text">
      <style:text-properties officeooo:rsid="00bf7c05"/>
    </style:style>
    <style:style style:name="T89" style:family="text">
      <style:text-properties officeooo:rsid="01029c9b"/>
    </style:style>
    <style:style style:name="T90" style:family="text">
      <style:text-properties officeooo:rsid="00ce269d"/>
    </style:style>
    <style:style style:name="T91" style:family="text">
      <style:text-properties officeooo:rsid="00cc698c"/>
    </style:style>
    <style:style style:name="T92" style:family="text">
      <style:text-properties officeooo:rsid="00cfc948"/>
    </style:style>
    <style:style style:name="T93" style:family="text">
      <style:text-properties officeooo:rsid="00ecee7c"/>
    </style:style>
    <style:style style:name="T94" style:family="text">
      <style:text-properties officeooo:rsid="00ced58c"/>
    </style:style>
    <style:style style:name="T95" style:family="text">
      <style:text-properties officeooo:rsid="00d4e284"/>
    </style:style>
    <style:style style:name="T96" style:family="text">
      <style:text-properties officeooo:rsid="00da5b68"/>
    </style:style>
    <style:style style:name="T97" style:family="text">
      <style:text-properties officeooo:rsid="00efd23a"/>
    </style:style>
    <style:style style:name="T98" style:family="text">
      <style:text-properties style:font-name="Times New Roman" fo:font-size="12pt" officeooo:rsid="00d23a6f" style:font-size-asian="12pt"/>
    </style:style>
    <style:style style:name="T99" style:family="text">
      <style:text-properties style:font-name="Times New Roman" fo:font-size="12pt" officeooo:rsid="00d427e0" style:font-size-asian="12pt"/>
    </style:style>
    <style:style style:name="T100" style:family="text">
      <style:text-properties style:font-name="Times New Roman" fo:font-size="12pt" officeooo:rsid="00d49865" style:font-size-asian="12pt"/>
    </style:style>
    <style:style style:name="T101" style:family="text">
      <style:text-properties style:font-name="Times New Roman" fo:font-size="12pt" officeooo:rsid="00f0d968" style:font-size-asian="12pt"/>
    </style:style>
    <style:style style:name="T102" style:family="text">
      <style:text-properties style:font-name="Times New Roman" fo:font-size="12pt" officeooo:rsid="00d4e284" style:font-size-asian="12pt"/>
    </style:style>
    <style:style style:name="T103" style:family="text">
      <style:text-properties style:font-name="Times New Roman" fo:font-size="12pt" officeooo:rsid="00d5b952" style:font-size-asian="12pt"/>
    </style:style>
    <style:style style:name="T104" style:family="text">
      <style:text-properties style:font-name="Times New Roman" fo:font-size="12pt" officeooo:rsid="00f14b1f" style:font-size-asian="12pt"/>
    </style:style>
    <style:style style:name="T105" style:family="text">
      <style:text-properties style:font-name="Times New Roman" fo:font-size="12pt" officeooo:rsid="01029c9b" style:font-size-asian="12pt"/>
    </style:style>
    <style:style style:name="T106" style:family="text">
      <style:text-properties style:font-name="Times New Roman" fo:font-size="12pt" officeooo:rsid="00d75f80" style:font-size-asian="12pt"/>
    </style:style>
    <style:style style:name="T107" style:family="text">
      <style:text-properties style:font-name="Times New Roman" fo:font-size="12pt" style:font-size-asian="12pt"/>
    </style:style>
    <style:style style:name="T108" style:family="text">
      <style:text-properties officeooo:rsid="00dc0009"/>
    </style:style>
    <style:style style:name="T109" style:family="text">
      <style:text-properties officeooo:rsid="00f34ae8"/>
    </style:style>
    <style:style style:name="T110" style:family="text">
      <style:text-properties officeooo:rsid="00e9e115"/>
    </style:style>
    <style:style style:name="T111" style:family="text">
      <style:text-properties style:font-name="Times New Roman" fo:font-size="12pt" fo:font-style="normal" style:font-size-asian="12pt" style:font-style-asian="normal" style:font-size-complex="12pt" style:font-style-complex="normal"/>
    </style:style>
    <style:style style:name="T112" style:family="text">
      <style:text-properties style:font-name="Times New Roman" fo:font-size="12pt" fo:font-style="normal" officeooo:rsid="00433178" style:font-size-asian="12pt" style:font-style-asian="normal" style:font-size-complex="12pt" style:font-style-complex="normal"/>
    </style:style>
    <style:style style:name="T113" style:family="text">
      <style:text-properties style:font-name="Times New Roman" fo:font-style="normal" style:font-style-asian="normal" style:font-size-complex="12pt" style:font-style-complex="normal"/>
    </style:style>
    <style:style style:name="T114" style:family="text">
      <style:text-properties style:font-name="Times New Roman" fo:font-style="normal" officeooo:rsid="00b4d6e6" style:font-style-asian="normal" style:font-size-complex="12pt" style:font-style-complex="normal"/>
    </style:style>
    <style:style style:name="T115" style:family="text">
      <style:text-properties style:font-name="Times New Roman" fo:font-style="normal" officeooo:rsid="00cc698c" style:font-style-asian="normal" style:font-size-complex="12pt"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edná priemyselná škola elektrotechnická</text:p>
      <text:p text:style-name="P1">Hálova 16, 851 01 Bratislava</text:p>
      <text:p text:style-name="P2" loext:marker-style-name="T1"><text:span text:style-name="T1"><text:s/></text:span></text:p>
      <text:p text:style-name="P3" loext:marker-style-name="T1"/>
      <text:p text:style-name="P3" loext:marker-style-name="T1"/>
      <text:p text:style-name="P3" loext:marker-style-name="T1"/>
      <text:p text:style-name="P3" loext:marker-style-name="T1"/>
      <text:p text:style-name="P3" loext:marker-style-name="T1"/>
      <text:p text:style-name="P4" loext:marker-style-name="T2"><text:span text:style-name="T2">Linux File Organizer</text:span></text:p>
      <text:p text:style-name="P4" loext:marker-style-name="T1"><text:span text:style-name="T1"/></text:p>
      <text:p text:style-name="P5" loext:marker-style-name="T1"/>
      <text:p text:style-name="P5" loext:marker-style-name="T1"/>
      <text:p text:style-name="P5" loext:marker-style-name="T1"/>
      <text:p text:style-name="P5" loext:marker-style-name="T1"/>
      <text:p text:style-name="P5" loext:marker-style-name="T1"/>
      <text:p text:style-name="P6" loext:marker-style-name="T1"/>
      <text:p text:style-name="P6" loext:marker-style-name="T1"/>
      <text:p text:style-name="P6" loext:marker-style-name="T1"/>
      <text:p text:style-name="P6" loext:marker-style-name="T1"/>
      <text:p text:style-name="P3" loext:marker-style-name="T1"/>
      <text:p text:style-name="P7" loext:marker-style-name="T1"><text:span text:style-name="T1">Matej Petuchovský</text:span></text:p>
      <text:p text:style-name="P8" loext:marker-style-name="T1"><text:span text:style-name="T3">Bratislava</text:span><text:span text:style-name="T1"><text:tab/><text:tab/></text:span></text:p>
      <text:p text:style-name="P9" loext:marker-style-name="T1"><text:span text:style-name="T1">2026</text:span></text:p>
      <text:p text:style-name="P10">Ročník štúdia: IV A</text:p>
      <text:p text:style-name="P11" loext:marker-style-name="T4"><text:span text:style-name="T4">Stredná priemyselná škola elektrotechnická</text:span></text:p>
      <text:p text:style-name="P4" loext:marker-style-name="T4"><text:span text:style-name="T4">Hálova 16, 851 01 Bratislava</text:span></text:p>
      <text:p text:style-name="P12" loext:marker-style-name="T1"><text:span text:style-name="T1"><text:s/></text:span></text:p>
      <text:p text:style-name="P13" loext:marker-style-name="T1"/>
      <text:p text:style-name="P13" loext:marker-style-name="T1"/>
      <text:p text:style-name="P13" loext:marker-style-name="T1"/>
      <text:p text:style-name="P13" loext:marker-style-name="T1"/>
      <text:p text:style-name="P13" loext:marker-style-name="T1"><text:span text:style-name="T1"/></text:p>
      <text:p text:style-name="P14" loext:marker-style-name="T2"><text:span text:style-name="T2">Linux File Organizer</text:span></text:p>
      <text:p text:style-name="P5" loext:marker-style-name="T1"/>
      <text:p text:style-name="P5" loext:marker-style-name="T1"/>
      <text:p text:style-name="P1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16" loext:marker-style-name="T1"><text:span text:style-name="T1">Matej Petuchovský</text:span></text:p>
      <text:p text:style-name="P17" loext:marker-style-name="T1"><text:span text:style-name="T3">Bratislava</text:span><text:span text:style-name="T1"><text:tab/><text:tab/></text:span></text:p>
      <text:p text:style-name="P18" loext:marker-style-name="T1"><text:span text:style-name="T1">2026</text:span></text:p>
      <text:p text:style-name="P19">Ročník štúdia: IV A</text:p>
      <text:p text:style-name="P10">Ing. Dominik Zatkalík,<text:tab/>PhD</text:p>
      <text:p text:style-name="P20" loext:marker-style-name="T2">Zadanie koncoročnej odbornej práce</text:p>
      <text:list text:style-name="L1">
        <text:list-item>
          <text:p text:style-name="P21">Popíšte základy správy súborov v Unix/Linux </text:p>
        </text:list-item>
        <text:list-item>
          <text:p text:style-name="P21">Analyzujte a porovnajte existujúce nástroje </text:p>
        </text:list-item>
        <text:list-item>
          <text:p text:style-name="P21">Navrhnite softvérovú architektúru nástroja </text:p>
        </text:list-item>
        <text:list-item>
          <text:p text:style-name="P21">Implementujte jadro vyhľadávania </text:p>
        </text:list-item>
        <text:list-item>
          <text:p text:style-name="P21">Implementujte sortovanie podľa pravidiel</text:p>
        </text:list-item>
        <text:list-item>
          <text:p text:style-name="P21">Implementujte inteligentne čistenie </text:p>
        </text:list-item>
        <text:list-item>
          <text:p text:style-name="P21">Optimalizujte zdrojový kód aplikácie </text:p>
        </text:list-item>
        <text:list-item>
          <text:p text:style-name="P21">Zabezpečte kvalitu a spoľahlivosť pomocou unit testou </text:p>
        </text:list-item>
        <text:list-item>
          <text:p text:style-name="P21">Pripravte distribúciu a dokumentáciu </text:p>
        </text:list-item>
        <text:list-item>
          <text:p text:style-name="P21">Navrhnite model propagácie a udržateľnosti softvéru</text:p>
        </text:list-item>
      </text:list>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loext:marker-style-name="T2">Čestné vyhlásenie</text:p>
      <text:p text:style-name="P24">Vyhlasujem, že prácu stredoškolskej odbornej činnosti na tému „Linux File Organizer“, som vypracoval samostatne, s použitím uvedených literárnych zdrojov. Prácu som neprihlásil a ani neprezentoval v žiadnej inej súťaži, ktorá je pod gestorstvom MŠVVaM SR. Som si vedomý dôsledkov, ak uvedené údaje nie sú pravdivé.</text:p>
      <text:p text:style-name="P3"/>
      <text:p text:style-name="P3"><text:tab/><text:tab/><text:tab/><text:tab/><text:tab/><text:tab/><text:tab/>.........................................................</text:p>
      <text:p text:style-name="P3">V Bratislave, &lt;dd. mm. rrrr&gt;<text:tab/><text:tab/><text:tab/><text:tab/><text:span text:style-name="T5">Matej Petuchovský</text:span></text:p>
      <text:p text:style-name="P25"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Poďakovanie1,27 cm</text:p>
      <text:p text:style-name="P26" loext:marker-style-name="T1"><text:span text:style-name="T1">Rád by som sa touto cestou poďakoval svojmu </text:span><text:span text:style-name="T3">Ing. Dominik</text:span><text:span text:style-name="T6">u</text:span><text:span text:style-name="T3"> Zatkalík</text:span><text:span text:style-name="T6">u</text:span><text:span text:style-name="T3">, PhD.,</text:span><text:span text:style-name="T1"> za prístup a odborné rady. Tiež by som sa rád poďakoval spoločnosti 2Ring s.r.o. za odbornú pomoc a podporu pri realizácii praktickej časti mojej práce, najmä za vedomosti a skúsenosti, ktoré som mal možnosť získať počas spolupráce.</text:span></text:p>
      <text:p text:style-name="P27" loext:marker-style-name="T2">Abstrakt</text:p>
      <text:p text:style-name="P28">Tento projekt sa zameriava na návrh a vývoj konzolové<text:span text:style-name="T7">ho nástroja</text:span> pre <text:span text:style-name="T8">organizáciu súborov v </text:span>adresári v operačnom systéme Linux. Riešenie poskytuje funkcionalitu vyhľadávania, sortovania a čistenia z možnosťou rosných nastavení. <text:span text:style-name="T7">Veľká pozornosť bola udelená rýchlosti a spoľahlivosti nástroja. </text:span>Práca tak tiež obsahuje analýzu existujúcich podobných nástrojov a možný model propagácie a údrž<text:span text:style-name="T7">by. </text:span></text:p>
      <text:p text:style-name="P29">Kľúčové slova: CLI, Linux, Rust, Súborový systém</text:p>
      <text:p text:style-name="P30"/>
      <text:p text:style-name="P30">Abstract</text:p>
      <text:p text:style-name="P31">This project focuses on the design and development of a <text:span text:style-name="T9">CLI</text:span> tool for working with files and directories in the Linux operating system. The solution provides the functionality of searching, sorting and cleaning from the possibility of dew settings. Great attention was paid to the speed and reliability of the tool. Thus, the work also includes an analysis of existing similar tools and a possible model of promotion and maintenance. </text:p>
      <text:p text:style-name="P31">Keywords: CLI, Linux, Rust, file system</text:p>
      <text:p text:style-name="P32" loext:marker-style-name="T2">Obsah</text:p>
      <text:p text:style-name="P33" loext:marker-style-name="T10"/>
      <text:table-of-content text:style-name="Sect1" text:protected="true" text:name="Table of Contents1">
        <text:table-of-content-source text:outline-level="3" text:use-index-marks="false">
          <text:index-title-template text:style-name="text"/>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438_2629994413" office:name="ÚVOD" text:style-name="Index_20_Link" text:visited-style-name="Index_20_Link">ÚVOD<text:tab/>6</text:a></text:p>
          <text:p text:style-name="P34"><text:a xlink:type="simple" xlink:href="#__RefHeading___Toc1440_2629994413" office:name="Problematika a prehľad literatúry" text:style-name="Index_20_Link" text:visited-style-name="Index_20_Link">1 Problematika a prehľad literatúry<text:tab/>7</text:a></text:p>
          <text:p text:style-name="P35"><text:a xlink:type="simple" xlink:href="#__RefHeading___Toc1371_2146524827" office:name="Príkazoví riadok a CLI nástroje" text:style-name="Index_20_Link" text:visited-style-name="Index_20_Link">1.1 Príkazoví riadok a CLI nástroje<text:tab/>7</text:a></text:p>
          <text:p text:style-name="P35"><text:a xlink:type="simple" xlink:href="#__RefHeading___Toc3171_1107819706" office:name="Základne pojmi súborového systému" text:style-name="Index_20_Link" text:visited-style-name="Index_20_Link">1.2 Základne pojmi súborového systému<text:tab/>7</text:a></text:p>
          <text:p text:style-name="P35"><text:a xlink:type="simple" xlink:href="#__RefHeading___Toc3173_1107819706" office:name="Súborový systém a jeho komponenty" text:style-name="Index_20_Link" text:visited-style-name="Index_20_Link">1.3 Súborový systém a jeho komponenty<text:tab/>7</text:a></text:p>
          <text:p text:style-name="P36"><text:a xlink:type="simple" xlink:href="#__RefHeading___Toc1442_2629994413" office:name="Hierarchia adresárov a cesty" text:style-name="Index_20_Link" text:visited-style-name="Index_20_Link">1.3.1 Hierarchia adresárov a cesty<text:tab/>8</text:a></text:p>
          <text:p text:style-name="P36"><text:a xlink:type="simple" xlink:href="#__RefHeading___Toc1444_2629994413" office:name="rozdiely medzi Windows a Linux" text:style-name="Index_20_Link" text:visited-style-name="Index_20_Link">1.3.2 rozdiely medzi Windows a Linux<text:tab/>9</text:a></text:p>
          <text:p text:style-name="P35"><text:a xlink:type="simple" xlink:href="#__RefHeading___Toc1446_2629994413" office:name="Teória prehľadávania adresárov" text:style-name="Index_20_Link" text:visited-style-name="Index_20_Link">1.4 Teória prehľadávania adresárov<text:tab/>9</text:a></text:p>
          <text:p text:style-name="P36"><text:a xlink:type="simple" xlink:href="#__RefHeading___Toc1448_2629994413" office:name="BFS stratégia" text:style-name="Index_20_Link" text:visited-style-name="Index_20_Link">1.4.1 BFS stratégia<text:tab/>9</text:a></text:p>
          <text:p text:style-name="P36"><text:a xlink:type="simple" xlink:href="#__RefHeading___Toc1450_2629994413" office:name="DFS Stratégia" text:style-name="Index_20_Link" text:visited-style-name="Index_20_Link">1.4.2 DFS Stratégia<text:tab/>10</text:a></text:p>
          <text:p text:style-name="P36"><text:a xlink:type="simple" xlink:href="#__RefHeading___Toc1452_2629994413" office:name="Regex ako mechanizmus vyhodnotenia" text:style-name="Index_20_Link" text:visited-style-name="Index_20_Link">1.4.3 Regex ako mechanizmus vyhodnotenia<text:tab/>10</text:a></text:p>
          <text:p text:style-name="P35"><text:a xlink:type="simple" xlink:href="#__RefHeading___Toc1454_2629994413" office:name="Čistenie priečinkov" text:style-name="Index_20_Link" text:visited-style-name="Index_20_Link">1.5 Čistenie priečinkov<text:tab/>10</text:a></text:p>
          <text:p text:style-name="P36"><text:a xlink:type="simple" xlink:href="#__RefHeading___Toc1456_2629994413" office:name="Dočasné súbory a adresári" text:style-name="Index_20_Link" text:visited-style-name="Index_20_Link">1.5.1 Dočasné súbory a adresári<text:tab/>11</text:a></text:p>
          <text:p text:style-name="P36"><text:a xlink:type="simple" xlink:href="#__RefHeading___Toc1458_2629994413" office:name="Súbory na zotavenie" text:style-name="Index_20_Link" text:visited-style-name="Index_20_Link">1.5.2 Súbory na zotavenie<text:tab/>11</text:a></text:p>
          <text:p text:style-name="P36"><text:a xlink:type="simple" xlink:href="#__RefHeading___Toc1460_2629994413" office:name=" Rezervné automatické kópie" text:style-name="Index_20_Link" text:visited-style-name="Index_20_Link">1.5.3 <text:s/>Rezervné automatické kópie<text:tab/>11</text:a></text:p>
          <text:p text:style-name="P36"><text:a xlink:type="simple" xlink:href="#__RefHeading___Toc1462_2629994413" office:name="Log a diagnostické súbory" text:style-name="Index_20_Link" text:visited-style-name="Index_20_Link">1.5.4 Log a diagnostické súbory<text:tab/>12</text:a></text:p>
          <text:p text:style-name="P36"><text:a xlink:type="simple" xlink:href="#__RefHeading___Toc1464_2629994413" office:name="Cache priečinky" text:style-name="Index_20_Link" text:visited-style-name="Index_20_Link">1.5.5 Cache priečinky<text:tab/>12</text:a></text:p>
          <text:p text:style-name="P35"><text:a xlink:type="simple" xlink:href="#__RefHeading___Toc1375_2146524827" office:name="Systém spravy verzii a git" text:style-name="Index_20_Link" text:visited-style-name="Index_20_Link">1.6 Systém spravy verzii a git<text:tab/>12</text:a></text:p>
          <text:p text:style-name="P35"><text:a xlink:type="simple" xlink:href="#__RefHeading___Toc422388_694957541" office:name=" Práca z operačnou pamäťou" text:style-name="Index_20_Link" text:visited-style-name="Index_20_Link">1.7 <text:s/>Práca z operačnou pamäťou<text:tab/>12</text:a></text:p>
          <text:p text:style-name="P34"><text:a xlink:type="simple" xlink:href="#__RefHeading___Toc3175_1107819706" office:name="Ciele práce" text:style-name="Index_20_Link" text:visited-style-name="Index_20_Link">2 Ciele práce<text:tab/>14</text:a></text:p>
          <text:p text:style-name="P34"><text:a xlink:type="simple" xlink:href="#__RefHeading___Toc422390_694957541" office:name="Materiál a metodika" text:style-name="Index_20_Link" text:visited-style-name="Index_20_Link">3 Materiál a metodika<text:tab/>15</text:a></text:p>
          <text:p text:style-name="P35"><text:a xlink:type="simple" xlink:href="#__RefHeading___Toc422392_694957541" office:name="Výber technológií" text:style-name="Index_20_Link" text:visited-style-name="Index_20_Link">3.1 Výber technológií<text:tab/>15</text:a></text:p>
          <text:p text:style-name="P36"><text:a xlink:type="simple" xlink:href="#__RefHeading___Toc422394_694957541" office:name="Programovací jazyk" text:style-name="Index_20_Link" text:visited-style-name="Index_20_Link">3.1.1 Programovací jazyk<text:tab/>15</text:a></text:p>
          <text:p text:style-name="P36"><text:a xlink:type="simple" xlink:href="#__RefHeading___Toc422396_694957541" office:name="Vedľajšie technológie" text:style-name="Index_20_Link" text:visited-style-name="Index_20_Link">3.1.2 Vedľajšie technológie<text:tab/>15</text:a></text:p>
          <text:p text:style-name="P35"><text:a xlink:type="simple" xlink:href="#__RefHeading___Toc422398_694957541" office:name="Založenie repozitára a základná štruktúra" text:style-name="Index_20_Link" text:visited-style-name="Index_20_Link">3.2 Založenie repozitára a základná štruktúra<text:tab/>16</text:a></text:p>
          <text:p text:style-name="P35"><text:a xlink:type="simple" xlink:href="#__RefHeading___Toc422400_694957541" office:name="Všeobecné opatrenia" text:style-name="Index_20_Link" text:visited-style-name="Index_20_Link">3.3 Všeobecné opatrenia<text:tab/>16</text:a></text:p>
          <text:p text:style-name="P36"><text:a xlink:type="simple" xlink:href="#__RefHeading___Toc422402_694957541" office:name="Odchytávanie chyb" text:style-name="Index_20_Link" text:visited-style-name="Index_20_Link">3.3.1 Odchytávanie chyb<text:tab/>16</text:a></text:p>
          <text:p text:style-name="P36"><text:a xlink:type="simple" xlink:href="#__RefHeading___Toc422404_694957541" office:name="Logovanie" text:style-name="Index_20_Link" text:visited-style-name="Index_20_Link">3.3.2 Logovanie<text:tab/>17</text:a></text:p>
          <text:p text:style-name="P36"><text:a xlink:type="simple" xlink:href="#__RefHeading___Toc422406_694957541" office:name="Optimalizácie" text:style-name="Index_20_Link" text:visited-style-name="Index_20_Link">3.3.3 Optimalizácie<text:tab/>17</text:a></text:p>
          <text:p text:style-name="P36"><text:a xlink:type="simple" xlink:href="#__RefHeading___Toc422408_694957541" office:name="Zabezpečenie spoľahlivosti" text:style-name="Index_20_Link" text:visited-style-name="Index_20_Link">3.3.4 Zabezpečenie spoľahlivosti<text:tab/>17</text:a></text:p>
          <text:p text:style-name="P35"><text:a xlink:type="simple" xlink:href="#__RefHeading___Toc422410_694957541" office:name="Implementácia hromadných operácii" text:style-name="Index_20_Link" text:visited-style-name="Index_20_Link">3.4 Implementácia hromadných operácii<text:tab/>18</text:a></text:p>
          <text:p text:style-name="P35"><text:a xlink:type="simple" xlink:href="#__RefHeading___Toc422412_694957541" office:name="Implementácia vyhľadávania" text:style-name="Index_20_Link" text:visited-style-name="Index_20_Link">3.5 Implementácia vyhľadávania<text:tab/>18</text:a></text:p>
          <text:p text:style-name="P35"><text:a xlink:type="simple" xlink:href="#__RefHeading___Toc422414_694957541" office:name="Implementácia čistenia" text:style-name="Index_20_Link" text:visited-style-name="Index_20_Link"><text:soft-page-break/>3.6 Implementácia čistenia<text:tab/>19</text:a></text:p>
          <text:p text:style-name="P35"><text:a xlink:type="simple" xlink:href="#__RefHeading___Toc422416_694957541" office:name="Implementácia sortovania" text:style-name="Index_20_Link" text:visited-style-name="Index_20_Link">3.7 Implementácia sortovania<text:tab/>19</text:a></text:p>
          <text:p text:style-name="P35"><text:a xlink:type="simple" xlink:href="#__RefHeading___Toc422418_694957541" office:name="Balík a inštalácia" text:style-name="Index_20_Link" text:visited-style-name="Index_20_Link">3.8 Balík a inštalácia<text:tab/>19</text:a></text:p>
          <text:p text:style-name="P35"><text:a xlink:type="simple" xlink:href="#__RefHeading___Toc422420_694957541" office:name="Propagácia a údržba" text:style-name="Index_20_Link" text:visited-style-name="Index_20_Link">3.9 Propagácia a údržba<text:tab/>19</text:a></text:p>
          <text:p text:style-name="P36"><text:a xlink:type="simple" xlink:href="#__RefHeading___Toc73452_196045879" office:name="Právny rámec" text:style-name="Index_20_Link" text:visited-style-name="Index_20_Link">3.9.1 Právny rámec<text:tab/>20</text:a></text:p>
          <text:p text:style-name="P36"><text:a xlink:type="simple" xlink:href="#__RefHeading___Toc422420_694957541%20Copy%201" office:name="Propagácia projektu" text:style-name="Index_20_Link" text:visited-style-name="Index_20_Link">3.9.2 Propagácia projektu<text:tab/>20</text:a></text:p>
          <text:p text:style-name="P34"><text:a xlink:type="simple" xlink:href="#__RefHeading___Toc3181_1107819706" office:name="Diskusia" text:style-name="Index_20_Link" text:visited-style-name="Index_20_Link">4 Diskusia<text:tab/>21</text:a></text:p>
          <text:p text:style-name="P34"><text:a xlink:type="simple" xlink:href="#__RefHeading___Toc3183_1107819706" office:name="Závery práce" text:style-name="Index_20_Link" text:visited-style-name="Index_20_Link">5 Závery práce<text:tab/>22</text:a></text:p>
          <text:p text:style-name="P34"><text:a xlink:type="simple" xlink:href="#__RefHeading___Toc3187_1107819706" office:name="Zoznam použitej literatúry" text:style-name="Index_20_Link" text:visited-style-name="Index_20_Link">Zoznam použitej literatúry<text:tab/>23</text:a></text:p>
        </text:index-body>
      </text:table-of-content>
      <text:p text:style-name="Standard"/>
      <text:p text:style-name="P3" loext:marker-style-name="T1"/>
      <text:p text:style-name="P37" loext:marker-style-name="T1"/>
      <text:p text:style-name="P38" loext:marker-style-name="T2"><text:span text:style-name="T2">Zoznam skratiek, značiek a symbolov</text:span></text:p>
      <table:table table:name="Table1" table:style-name="Table1">
        <table:table-column table:style-name="Table1.A"/>
        <table:table-column table:style-name="Table1.B"/>
        <table:table-row>
          <table:table-cell table:style-name="Table1.A1" office:value-type="string">
            <text:p text:style-name="P39">GUI</text:p>
          </table:table-cell>
          <table:table-cell table:style-name="Table1.A1" office:value-type="string">
            <text:p text:style-name="P40">Grafické používateľské rozhranie</text:p>
          </table:table-cell>
        </table:table-row>
        <table:table-row>
          <table:table-cell table:style-name="Table1.A1" office:value-type="string">
            <text:p text:style-name="P41">CLI</text:p>
          </table:table-cell>
          <table:table-cell table:style-name="Table1.A1" office:value-type="string">
            <text:p text:style-name="P42">Rozhranie príkazového riadku</text:p>
          </table:table-cell>
        </table:table-row>
        <table:table-row>
          <table:table-cell table:style-name="Table1.A1" office:value-type="string">
            <text:p text:style-name="P43">BFS</text:p>
          </table:table-cell>
          <table:table-cell table:style-name="Table1.A1" office:value-type="string">
            <text:p text:style-name="P44">Vyhľadávanie v šírku</text:p>
          </table:table-cell>
        </table:table-row>
        <table:table-row>
          <table:table-cell table:style-name="Table1.A1" office:value-type="string">
            <text:p text:style-name="P43">DFS</text:p>
          </table:table-cell>
          <table:table-cell table:style-name="Table1.A1" office:value-type="string">
            <text:p text:style-name="P44">Vyhľadávanie v hĺbku</text:p>
          </table:table-cell>
        </table:table-row>
        <table:table-row>
          <table:table-cell table:style-name="Table1.A1" office:value-type="string">
            <text:p text:style-name="P45">Regex</text:p>
          </table:table-cell>
          <table:table-cell table:style-name="Table1.A1" office:value-type="string">
            <text:p text:style-name="P40">Regulárne výrazy</text:p>
          </table:table-cell>
        </table:table-row>
        <table:table-row>
          <table:table-cell table:style-name="Table1.A1" office:value-type="string">
            <text:p text:style-name="P46">VCS</text:p>
          </table:table-cell>
          <table:table-cell table:style-name="Table1.A1" office:value-type="string">
            <text:p text:style-name="P47"><text:span text:style-name="Source_20_Text"><text:span text:style-name="T11">Systém správy verzii</text:span></text:span></text:p>
          </table:table-cell>
        </table:table-row>
        <table:table-row>
          <table:table-cell table:style-name="Table1.A1" office:value-type="string">
            <text:p text:style-name="P48">Logovanie</text:p>
          </table:table-cell>
          <table:table-cell table:style-name="Table1.A1" office:value-type="string">
            <text:p text:style-name="P49">Schopnosť procesu zaznamenať nejakú informáciu pre neskoršiu analýzu</text:p>
          </table:table-cell>
        </table:table-row>
        <table:table-row>
          <table:table-cell table:style-name="Table1.A1" office:value-type="string">
            <text:p text:style-name="P44">Env</text:p>
          </table:table-cell>
          <table:table-cell table:style-name="Table1.A1" office:value-type="string">
            <text:p text:style-name="P50"><text:span text:style-name="Emphasis"><text:span text:style-name="T12">E</text:span></text:span><text:span text:style-name="Emphasis"><text:span text:style-name="T13">nvironmentálne </text:span></text:span><text:span text:style-name="Emphasis"><text:span text:style-name="T14">premenne</text:span></text:span></text:p>
          </table:table-cell>
        </table:table-row>
        <table:table-row>
          <table:table-cell table:style-name="Table1.A1" office:value-type="string">
            <text:p text:style-name="P51">Commit</text:p>
          </table:table-cell>
          <table:table-cell table:style-name="Table1.A1" office:value-type="string">
            <text:p text:style-name="P52">Uložený záznam v VCS git</text:p>
          </table:table-cell>
        </table:table-row>
        <table:table-row>
          <table:table-cell table:style-name="Table1.A1" office:value-type="string">
            <text:p text:style-name="P53">Heap</text:p>
          </table:table-cell>
          <table:table-cell table:style-name="Table1.A1" office:value-type="string">
            <text:p text:style-name="P54">Halda</text:p>
          </table:table-cell>
        </table:table-row>
        <table:table-row>
          <table:table-cell table:style-name="Table1.A1" office:value-type="string">
            <text:p text:style-name="P53">Stack</text:p>
          </table:table-cell>
          <table:table-cell table:style-name="Table1.A1" office:value-type="string">
            <text:p text:style-name="P54">Zásobník</text:p>
          </table:table-cell>
        </table:table-row>
        <table:table-row>
          <table:table-cell table:style-name="Table1.A1" office:value-type="string">
            <text:p text:style-name="P55">Crate</text:p>
          </table:table-cell>
          <table:table-cell table:style-name="Table1.A1" office:value-type="string">
            <text:p text:style-name="P56">Balík v ekosystéme Rust</text:p>
          </table:table-cell>
        </table:table-row>
      </table:table>
      <text:p text:style-name="P57"/>
      <text:list text:style-name="WWNum4">
        <text:list-header>
          <text:h text:style-name="P58" text:outline-level="1"><text:bookmark-start text:name="_Toc179973481COPY_IS_MOVE"/><text:bookmark-start text:name="__RefHeading___Toc1438_2629994413"/>ÚVOD<text:bookmark-end text:name="_Toc179973481COPY_IS_MOVE"/><text:bookmark-end text:name="__RefHeading___Toc1438_2629994413"/></text:h>
        </text:list-header>
      </text:list>
      <text:p text:style-name="P59">Operačný systém Linux namiesto riadenia počítača pomocou vylúčene grafickým používateľským rozhraním (ďalej GUI), ponúka aj rozhranie príkazového riadku (ďalej CLI). Hlavným riadiacim CLI v Linuxe je konzola. Funkcionálne možnosti konzoly sa zväčša definujú množstvom a možnosťami jej príkazových nástrojov, pritom každý používateľ vie sam vybrať nástroje, ktoré bude mať dostupné v konzole.</text:p>
      <text:p text:style-name="text">Takých nástrojov je veľa, ale oni n<text:span text:style-name="T15">ie</text:span> vždy spĺňajú všetke očakávanie používateľa. Používateľ v svojom rade je motivovaný komponentovou architektúrou systému Linux vyberať zo spĺňajúcich podobne funkcie nástrojov tie, čo najviac vyhovujú jeho osobným požiadavkám. </text:p>
      <text:p text:style-name="P59">Jednou z oblasti v ktorej existuje veľa odlišných požiadaviek, a následkom toho aj nástrojov, je manažovanie súborového systému. Častou požiadavkou na také nástroje je jednoduchosť použitia, keďže najrozšírenejšie CLI nástroje časom nadobúdajú veľké množstvo funkcií a stavajú sa komplikovanými v použití. Tak tiež často je žiadaná vysoká rýchlosť nastroja, aby nezväčšovať aj tak časovo náročne operácie nad súbormi. A samozrejme je žiadane aby taky nastroj bol spoľahlivý, aby kvôli chybovosti v kóde nastroja nedošlo k poškodeniu súborov a dat v nich.</text:p>
      <text:p text:style-name="P59">Cieľom tejto prace je navrhnúť, implementovať a overiť funkcionalitu konzolového nastroja v operačnom systéme Linux, určeného na organizáciu súborov v adresári, spĺňajúceho často žiadane vlastnosti, medzi, ktoré patrí jednoduchosť použitia, rýchlosť a bezpečnosť.</text:p>
      <text:list text:style-name="WWNum3">
        <text:list-item>
          <text:h text:style-name="P60" text:outline-level="1"><text:bookmark-start text:name="__RefHeading___Toc1440_2629994413"/><text:bookmark-start text:name="_Toc179973482"/>Problematika a prehľad literatúr<text:bookmark-end text:name="_Toc179973482"/>y<text:bookmark-end text:name="__RefHeading___Toc1440_2629994413"/></text:h>
        </text:list-item>
      </text:list>
      <text:p text:style-name="P61">V tej to kapitole sumarizujeme teoretické poznatky a existujúce prístupy k sprave súborov a adresárov, ktoré sú potrebné pri návrhu, tvorbe a údržbe nastroja. Pozornosť je venovaná špecifike súborového systému v operačnom systéme Linux, pojmom CLI a CLI nastroj, informácie o spôsoboch riešenia základných úloh nastroja a technologické informácie súvisiace s údržbou projektov v štádiu vývoja. Cieľom prehľadu je vytvoriť súvislý teoreticky základ, ktorý slúži, ako východisko pre ďalšie časti práce. </text:p>
      <text:list text:continue-numbering="true" text:style-name="WWNum3">
        <text:list-item>
          <text:list>
            <text:list-item>
              <text:h text:style-name="P62" text:outline-level="2"><text:bookmark-start text:name="__RefHeading___Toc1371_2146524827"/>Príkazoví riadok a CLI nástroje<text:bookmark-end text:name="__RefHeading___Toc1371_2146524827"/></text:h>
            </text:list-item>
          </text:list>
        </text:list-item>
      </text:list>
      <text:p text:style-name="P63">Rozhranie príkazového riadku, alebo CLI, je spôsob ovládania počítača pomocou textových príkazov zadávaných z klávesnice. V systéme Linux sa pod CLI primárne mysli najmä práca z shell. To je program, ktorý prijíma klávesnicové príkazy a odovzdáva ich operačnému systému na vykonanie. Pri tom v Linuxe často používajú CLI a GUI naraz. V takom prípade na prístup k CLI je potrebný program, ktorý sa nazýva konzolový emulátor alebo zjednodušene konzola. CLI sa považuje za veľmi výrazný spôsob komunikácie s počítačom. [1]</text:p>
      <text:p text:style-name="P63">Každý príkaz v CLI predstavuje sebou samostatný program, ktorý voláme CLI nastroj. Funkcionálne možnosti príkazového riadku sa určujú množstvom nainštalovanie konzolových nástrojov. Bežný Linux typický obsahuje doslova tisíce programov použiteľných s príkazového riadku.</text:p>
      <text:list text:continue-numbering="true" text:style-name="WWNum3">
        <text:list-item>
          <text:list>
            <text:list-item>
              <text:h text:style-name="P64" text:outline-level="2"><text:bookmark-start text:name="__RefHeading___Toc3171_1107819706"/>Základne pojmi súborového systému<text:bookmark-end text:name="__RefHeading___Toc3171_1107819706"/></text:h>
            </text:list-item>
          </text:list>
        </text:list-item>
      </text:list>
      <text:p text:style-name="P65">Práca CLI nástrojov, ktoré vyhľadávajú alebo spracúvajú súbory a adresári, opierajú sa na rovnaký základ pojmov: čo je adresát a súbor, aké vlastnosti oni máju, kde sa nachádzajú a, ako vieme k nim pristupovať. Tak tiež často sa vyskytujú problematika rozdielov operačných systémov Linux a Windows. Preto v nasledujúcich kapitolách zavádzame kľúčové definície a pojmi týkajúce sa súborového systému a stručne popíšeme rozdiely, ktoré môžu ovplyvniť prácu z nim v rôznych systémoch.</text:p>
      <text:list xml:id="list183819433601037" text:continue-numbering="true" text:style-name="WWNum3">
        <text:list-item>
          <text:list>
            <text:list-item>
              <text:h text:style-name="P66" text:outline-level="2"><text:bookmark-start text:name="__RefHeading___Toc3173_1107819706"/><text:span text:style-name="T16">S</text:span>úborový systém a jeho komponenty<text:bookmark-end text:name="__RefHeading___Toc3173_1107819706"/></text:h>
            </text:list-item>
          </text:list>
        </text:list-item>
      </text:list>
      <text:p text:style-name="P67">Súborový systém predstavuje sebou spôsob organizácie a prístupu k dátam na zariadení. On ponuka jediný interface pre prácu uloženými objektami. Pre CLI nástroje to znamená tri základne možnosti – možnosť prehľadu uložených objektov, možnosť získania ich metadáta a z pomocou posledných vykonať operácie nad objektami.</text:p>
      <text:p text:style-name="P68"><text:soft-page-break/><text:tab/>V aplikovanom zmysle, súbor je pomenovaný objekt dát, a adresár (alebo priečinok) je špeciálnym súborom-kontajnerom, ktorý obsahuje zoznam mien a reálnych polôh v pamäti iných objektov, buď súborov alebo iných priečinkov. Síce každý priečinok je zároveň súborom, niekedy sa priamo pomenúvajú oba objekty, keďže nie každý súbor je adresárom.</text:p>
      <text:p text:style-name="P68"><text:tab/>Funkcia väčšiny CLI nástrojov spočíva v prehliadaný stromu adresárov a spracovávaniu objavených súborov na základe ich metá dát. Najčastejšie metá dáta, využívané CLI nástrojmi sú:</text:p>
      <text:list text:style-name="L2">
        <text:list-item>
          <text:p text:style-name="P69">Meno súboru – reťazec v menovom priestore adresára</text:p>
        </text:list-item>
        <text:list-item>
          <text:p text:style-name="P69">Veľkosť – zvyčajne v bytoch</text:p>
        </text:list-item>
        <text:list-item>
          <text:p text:style-name="P69">Časove pečiatky – je ich <text:span text:style-name="T17">viacero</text:span>, príkladom je dátum a čas vytvorenia <text:span text:style-name="T17">súboru</text:span></text:p>
        </text:list-item>
        <text:list-item>
          <text:p text:style-name="P69">Rozšírenie – konvenci<text:span text:style-name="T18">a</text:span> pomenovania rôznych typov súborov</text:p>
        </text:list-item>
      </text:list>
      <text:p text:style-name="P70">Tu treba spomenúť dôležitú špecifiku názvu súborov v Unix podobných systémoch: „Názvy súborov, ktoré začínajú bodkou, sú skryté. To len znamená, že bežne sa nebude uvádzať, pokiaľ priamo nebude povedané rátať aj zo skrytými súbormi.“ Preto pre CLI nástroje je štandardom zachovať také spravovanie v svojich výstupoch. Robí sa to štandardizovaný parametrom: „-a, --all – zoznam všetkých súborov, dokonca aj tých s názvami, ktoré začínajú bodkou, ktoré zvyčajne nie sú uvedené (skryté).“ [1]</text:p>
      <text:list text:continue-list="list183819433601037" text:style-name="WWNum3">
        <text:list-item>
          <text:list>
            <text:list-item>
              <text:list>
                <text:list-item>
                  <text:h text:style-name="P71" text:outline-level="3"><text:bookmark-start text:name="__RefHeading___Toc1442_2629994413"/>Hierarchia adresárov a cesty<text:bookmark-end text:name="__RefHeading___Toc1442_2629994413"/></text:h>
                </text:list-item>
              </text:list>
            </text:list-item>
          </text:list>
        </text:list-item>
      </text:list>
      <text:p text:style-name="P72">Adresáre tvoria stromovitú štruktúru: od koreňa, ktorý je najvyšším adresárom, po listy, ktoré predstavujú sebou súbory. V tomto kontexte cesta – je adresou adresára v strome. V Unix podobných systémoch rozlišujú sa absolútne a relatívne cesty.</text:p>
      <text:p text:style-name="P72">Kľúčová idea absolútnej cesty spočíva v tom, že ona presne zadáva polohu súbora v strome: „Absolútna cesta začína koreňovým adresárom a nasleduje vetvu stromu vetva, kým sa nedokončí cesta k požadovanému adresáru alebo súboru.“ [1]</text:p>
      <text:p text:style-name="P72">Relatívna cesta sa interpretuje vzhľadom na aktuálny pracovný adresár, a nie koreňový adresár. Na navigáciu po strome sa využívajú špeciálne znaky: „"." zápis odkazuje na pracovný adresár a zápis ".." sa vzťahuje na nadradený adresár“ [1]</text:p>
      <text:p text:style-name="P72">Praktický záver s toho pre CLI nástroje znamená, že rovnaká logika navigácie v súboroch ma vedieť vysporiadať sa aj z relatívnymi aj s absolútnymi cestami, aby nedošlo k neočakávaným pre používateľa výsledkam.</text:p>
      <text:list text:continue-numbering="true" text:style-name="WWNum3">
        <text:list-item>
          <text:list>
            <text:list-item>
              <text:list>
                <text:list-item>
                  <text:h text:style-name="P73" text:outline-level="3"><text:bookmark-start text:name="__RefHeading___Toc1444_2629994413"/><text:soft-page-break/>rozdiely <text:span text:style-name="T19">medzi</text:span> Windows a Linux<text:bookmark-end text:name="__RefHeading___Toc1444_2629994413"/></text:h>
                </text:list-item>
              </text:list>
            </text:list-item>
          </text:list>
        </text:list-item>
      </text:list>
      <text:p text:style-name="P74">Kľúčové pre nás rozdiely sa začínajú s rozdielu absolútnych ciest a deliaceho symbola. V Windows systémoch úplná cesta k súboru sa začína z písmena diska (napríklad, „C:“), a deliaci symbol je spätná lomka. V systémoch podobných Linux je model iný – v ceste nie sú žiadne písmená jednotiek a vedúca lomka označuje koreň súborového systému. Bez vnímania týchto rozdielov, program napísaný na multiplatformovom jazyku nebude správne fungovať na oboch systémoch. [1]</text:p>
      <text:list text:continue-numbering="true" text:style-name="WWNum3">
        <text:list-item>
          <text:list>
            <text:list-item>
              <text:h text:style-name="Kapitola" text:outline-level="2"><text:bookmark-start text:name="__RefHeading___Toc1446_2629994413"/>Teória prehľadávania adresárov <text:bookmark-end text:name="__RefHeading___Toc1446_2629994413"/></text:h>
            </text:list-item>
          </text:list>
        </text:list-item>
      </text:list>
      <text:p text:style-name="P75">Pred tým, ako vykonať akcie nad súbormi, treba najprv vyhľadať vyhovujúce súbory v adresári. Keď, že často adresári máju vysoké hniezdenie, to môže byť ne úplne triviálne. V nasledujúci podkapitolách zadefinujeme čo je prehľadávanie, uvedieme dve základne stratégie a rozoberieme, ako vieme vyhodnotiť či nám súbor vyhovuje.</text:p>
      <text:p text:style-name="P75">Pod prehľadávaním adresa sa obyčajne mysli získanie zoznamu obsahu adresára, a v prípade potreby aj zoznam obsahu všetky vložených adresárov. Keď získavame zoznámi aj vložených adresárov, voláme to rekurzívnym prehliadaním.</text:p>
      <text:p text:style-name="P75">Veľkosť stromu priamo určuje náklady na vyhľadávanie. Na veľkých stromoch hlavná záťaž zvyčajne ide skôr od operácií súborového systému</text:p>
      <text:p text:style-name="P75"><text:s/>(prístup k metá dátam, kontroly práv a pod), než do „čistého“ spracovania reťazcov. V praxi, náklady na prehliadanie sú približne úmerné počtu navštívených uzlov stromov a počtu prečítaných záznamov. Samozrejme dôležite je prejsť každý uzol iba raz, na čo sa väčšinou používa jedna s dvoch stratégii: BFS alebo DFS. [2]</text:p>
      <text:list text:continue-numbering="true" text:style-name="WWNum3">
        <text:list-item>
          <text:list>
            <text:list-item>
              <text:list>
                <text:list-item>
                  <text:h text:style-name="P76" text:outline-level="3"><text:bookmark-start text:name="__RefHeading___Toc1448_2629994413"/>BFS stratégia<text:bookmark-end text:name="__RefHeading___Toc1448_2629994413"/></text:h>
                </text:list-item>
              </text:list>
            </text:list-item>
          </text:list>
        </text:list-item>
      </text:list>
      <text:p text:style-name="P77">BFS stratégia spočíva v prechádzaní stromu po jeho urovňam: najprv začiatočný adresár (hĺbka 0), potom všetke vnorené adresári na hĺbke 1, potom všetke vnorené adresári na hĺbke 2, a tak ďalej. Štruktúra dat zodpovedá rádu. Uzly sa pridávajú na koniec, a vyberajú sa zo začiatku. Pomocou toho dosahuje sa úrovňoví poriadok prehliadania. [2]</text:p>
      <text:p text:style-name="P77">Výhodami takého prehliadania je to, že čo najskôr dostaneme najbližšie k pracovnému adresáru súbory. Tak tiež taká stratégia umožňuje získavať potrebné súbory bez ponorenia do maximálnej hĺbke. Situačnou výhodou a nevýhodou takého riešenia je väčší náklad na pamäť v širokých stromoch, a menši v hlbokých.</text:p>
      <text:list text:continue-numbering="true" text:style-name="WWNum3">
        <text:list-item>
          <text:list>
            <text:list-item>
              <text:list>
                <text:list-item>
                  <text:h text:style-name="P78" text:outline-level="3"><text:bookmark-start text:name="__RefHeading___Toc1450_2629994413"/><text:soft-page-break/>DFS Stratégia<text:bookmark-end text:name="__RefHeading___Toc1450_2629994413"/></text:h>
                </text:list-item>
              </text:list>
            </text:list-item>
          </text:list>
        </text:list-item>
      </text:list>
      <text:p text:style-name="P79">DFS stratégia spočíva v prechode do maximálnej hĺbky prvej vetve stromu, návratu k začiatku stroma a ponorenia do ďalšej vetve. Štruktúra dát zodpovedá zásobníku, pri ktorom platí pravidlo „prvý sa vkladá, prvý sa vyberá“.</text:p>
      <text:p text:style-name="P80">Výhodou je možnosť rýchlejšie dosiahnuť hlboké uzly. Situačne výhody a nevýhody sú opačne BFS stratégie – menši náklad na pamäť v širokých stromoch, a väčší v hlbokých.</text:p>
      <text:list xml:id="list183820596036701" text:continue-numbering="true" text:style-name="WWNum3">
        <text:list-item>
          <text:list>
            <text:list-item>
              <text:list>
                <text:list-item>
                  <text:h text:style-name="P81" text:outline-level="3"><text:bookmark-start text:name="__RefHeading___Toc1452_2629994413"/>Regex ako mechanizmus vyhodnotenia<text:bookmark-end text:name="__RefHeading___Toc1452_2629994413"/></text:h>
                </text:list-item>
              </text:list>
            </text:list-item>
          </text:list>
        </text:list-item>
      </text:list>
      <text:p text:style-name="text"><text:span text:style-name="T20">Pri spracovaní výsledkov vyhľadania adresára existuje možnosť zadania kritéria vyhodnotenia nie len priamym presným porovnaním. Je možne porovnanie zo šablónou, tak zvanými </text:span>regulárn<text:span text:style-name="T20">ymi</text:span> výraz<text:span text:style-name="T20">mi (ďalej regex). Regex je formálny jaz</text:span><text:span text:style-name="T21">y</text:span><text:span text:style-name="T20">k, ktorý umožňuje opísať viacero rôznych reťazcov s pomocou reťazca šablóny</text:span>. <text:span text:style-name="T21">[3]</text:span></text:p>
      <text:p text:style-name="P82">V kontexte prechodu adresár<text:span text:style-name="T21">e,</text:span> potom, čo program dostane názov súboru alebo <text:span text:style-name="T21">iný potrebný druh metá dát</text:span>, skontroluje, či sa <text:span text:style-name="T21">hodnota</text:span> zhoduje so zadaným vzorom. Na rozdiel od priameho porovnania regex umožňuje vyjadriť všeobecnejšie kritérium, napríklad: </text:p>
      <text:list text:style-name="L3">
        <text:list-item>
          <text:p text:style-name="P83">Vyber všetký<text:span text:style-name="T21">ch</text:span> súbor<text:span text:style-name="T21">ov</text:span>, názvy ktorých začínajú konkrétnou predponou;</text:p>
        </text:list-item>
        <text:list-item>
          <text:p text:style-name="P83"><text:span text:style-name="T21">V</text:span>yber súbor<text:span text:style-name="T21">ov</text:span>, v ktorých sa v názve vyskytuje skupina znakov (napríklad dátum); </text:p>
        </text:list-item>
        <text:list-item>
          <text:p text:style-name="P83">Vyber z niekoľkých možností názvu prostredníctvom alternatív.</text:p>
        </text:list-item>
      </text:list>
      <text:list xml:id="list183818653461029" text:continue-list="list183820596036701" text:style-name="WWNum3">
        <text:list-item>
          <text:list>
            <text:list-item>
              <text:h text:style-name="Kapitola" text:outline-level="2"><text:bookmark-start text:name="__RefHeading___Toc1454_2629994413"/><text:span text:style-name="Strong_20_Emphasis"><text:span text:style-name="T22">Čisteni</text:span></text:span><text:span text:style-name="Strong_20_Emphasis"><text:span text:style-name="T23">e</text:span></text:span><text:span text:style-name="Strong_20_Emphasis"><text:span text:style-name="T22"> </text:span></text:span><text:span text:style-name="Strong_20_Emphasis"><text:span text:style-name="T24">priečinkov</text:span></text:span><text:bookmark-end text:name="__RefHeading___Toc1454_2629994413"/></text:h>
            </text:list-item>
          </text:list>
        </text:list-item>
      </text:list>
      <text:p text:style-name="P84"><text:span text:style-name="Strong_20_Emphasis"><text:span text:style-name="T25">Pod čistením priečinkov v súborovom systéme sa mysli odstránenie ne používateľských súborov, ktoré vznikajú, ako vedľajší produkt životného cyklu operačného systému, bežných programov alebo nástrojov pre vývoj softvéru. Sú to napríklad dočasne súbory, cache, logy, alebo havarijne výpisy. Ich spoločný príznak – oni nie sú prvotným výsledkom prace používateľa, ako napríklad uložený textový dokument, a nie sú nevyhnutnou súčasťou softvérových komponentov. Slúžia na zrýchlenie prace, zotavenia po nastavenie kritickej situácii alebo pre diagnostiku.</text:span></text:span></text:p>
      <text:p text:style-name="P84"><text:span text:style-name="Strong_20_Emphasis"><text:span text:style-name="T25">Vymazanie takých súborov sa berie, ako bezpečne primárne na základe jedného z dvoch princípov:</text:span></text:span></text:p>
      <text:list text:style-name="L4">
        <text:list-item>
          <text:p text:style-name="P85"><text:span text:style-name="Strong_20_Emphasis"><text:span text:style-name="T25">Dáta v súbore sú zotaviteľné – je možne dostať vymazané dáta opakovaným behom programu. „Štandard Hierarchie Súborového Systému“ priamo uvádza, že obsah priečinkov „cache“ sa vytvára v dôsledku drahých vstupov/výstupov alebo </text:span></text:span><text:soft-page-break/><text:span text:style-name="Strong_20_Emphasis"><text:span text:style-name="T25">výpočtov, a aplikácia ju musí byť schopná obnoviť a samotné súbory cache je možné vymazať bez straty údajov. [4]</text:span></text:span></text:p>
        </text:list-item>
        <text:list-item>
          <text:p text:style-name="P86"><text:span text:style-name="Strong_20_Emphasis"><text:span text:style-name="T26">Dáta sú dočasne – oni sú potrebne iba na krátke obdobie. „</text:span></text:span><text:span text:style-name="Strong_20_Emphasis"><text:span text:style-name="T27">Š</text:span></text:span><text:span text:style-name="Strong_20_Emphasis"><text:span text:style-name="T25">tandard Hierarchie Súborového Systému“ priamo uvádza že </text:span></text:span><text:span text:style-name="Strong_20_Emphasis"><text:span text:style-name="T26">programy nemajú rátať na to, že </text:span></text:span><text:span text:style-name="Strong_20_Emphasis"><text:span text:style-name="T25">obsah priečinkov „</text:span></text:span><text:span text:style-name="Strong_20_Emphasis"><text:span text:style-name="T26">tmp</text:span></text:span><text:span text:style-name="Strong_20_Emphasis"><text:span text:style-name="T25">“ </text:span></text:span><text:span text:style-name="Strong_20_Emphasis"><text:span text:style-name="T26">bude dostupný pri ďalšom behu. [4]</text:span></text:span></text:p>
        </text:list-item>
      </text:list>
      <text:p text:style-name="P87"><text:span text:style-name="Strong_20_Emphasis"><text:span text:style-name="T26">V ďalších podkapitolách sú uvedené typické kategórie súborov, ktoré môžu byť vymazané, dôvody prečo a teoretické možné negatívne dôsledky.</text:span></text:span></text:p>
      <text:list text:continue-list="list183818653461029" text:style-name="WWNum3">
        <text:list-item>
          <text:list>
            <text:list-item>
              <text:list>
                <text:list-item>
                  <text:h text:style-name="P88" text:outline-level="3"><text:bookmark-start text:name="__RefHeading___Toc1456_2629994413"/><text:span text:style-name="Strong_20_Emphasis"><text:span text:style-name="T28">Dočasné súbory a adresári</text:span></text:span><text:bookmark-end text:name="__RefHeading___Toc1456_2629994413"/></text:h>
                </text:list-item>
              </text:list>
            </text:list-item>
          </text:list>
        </text:list-item>
      </text:list>
      <text:p text:style-name="P89"><text:span text:style-name="Strong_20_Emphasis"><text:span text:style-name="T27">Predstavujú</text:span></text:span><text:span text:style-name="Strong_20_Emphasis"><text:span text:style-name="T29"> prechodné údaje vytvorené aplikáciami pri sťahovaní, rozbaľovaní, úprave, generovaní správ, inštalácii balíkov atď. Ich účelom je prežiť krátku fázu operácie. </text:span></text:span><text:span text:style-name="Strong_20_Emphasis"><text:span text:style-name="T26">Odstránenie je bezpečne lebo</text:span></text:span><text:span text:style-name="Strong_20_Emphasis"><text:span text:style-name="T29"> po dokončení operácie už dočasný súbor zvyčajne nie je potrebný. </text:span></text:span><text:span text:style-name="Strong_20_Emphasis"><text:span text:style-name="T30">Nevýhodou môže byť to, že ak</text:span></text:span><text:span text:style-name="Strong_20_Emphasis"><text:span text:style-name="T29"> </text:span></text:span><text:span text:style-name="Strong_20_Emphasis"><text:span text:style-name="T30">taký súbor</text:span></text:span><text:span text:style-name="Strong_20_Emphasis"><text:span text:style-name="T29"> odstránite počas aktívnej operácie, môžete narušiť </text:span></text:span><text:span text:style-name="Strong_20_Emphasis"><text:span text:style-name="T30">beh aplikácie.</text:span></text:span><text:span text:style-name="Strong_20_Emphasis"><text:span text:style-name="T29"> </text:span></text:span><text:span text:style-name="Strong_20_Emphasis"><text:span text:style-name="T30">Príklady súborov </text:span></text:span><text:span text:style-name="Strong_20_Emphasis"><text:span text:style-name="T31">a priečinkov</text:span></text:span><text:span text:style-name="Strong_20_Emphasis"><text:span text:style-name="T30">: „*.tmp“, „*.temp“, „tmp/“, „temp/“.</text:span></text:span></text:p>
      <text:list text:continue-numbering="true" text:style-name="WWNum3">
        <text:list-item>
          <text:list>
            <text:list-item>
              <text:list>
                <text:list-item>
                  <text:h text:style-name="Kapitola" text:outline-level="3"><text:bookmark-start text:name="__RefHeading___Toc1458_2629994413"/><text:span text:style-name="Strong_20_Emphasis"><text:span text:style-name="T32">Súbory na zotavenie</text:span></text:span><text:bookmark-end text:name="__RefHeading___Toc1458_2629994413"/></text:h>
                </text:list-item>
              </text:list>
            </text:list-item>
          </text:list>
        </text:list-item>
      </text:list>
      <text:p text:style-name="text"><text:span text:style-name="Strong_20_Emphasis"><text:span text:style-name="T29">Takéto súbory vytvárajú editori na ukladanie stavu</text:span></text:span><text:span text:style-name="Strong_20_Emphasis"><text:span text:style-name="T30"> aby zabezpečiť</text:span></text:span><text:span text:style-name="Strong_20_Emphasis"><text:span text:style-name="T29"> schopnosť zotaviť sa </text:span></text:span><text:span text:style-name="Strong_20_Emphasis"><text:span text:style-name="T30">v prípade havárie</text:span></text:span><text:span text:style-name="Strong_20_Emphasis"><text:span text:style-name="T29">. </text:span></text:span><text:span text:style-name="Strong_20_Emphasis"><text:span text:style-name="T30">Sú bezpečne na </text:span></text:span><text:span text:style-name="Strong_20_Emphasis"><text:span text:style-name="T33">vymazanie</text:span></text:span><text:span text:style-name="Strong_20_Emphasis"><text:span text:style-name="T30"> lebo zvyčajne nie sú potrebné po správnom zatvorení súboru. Nevýhodou môže byť to, že v prípade poškodenia hlavného súboru používateľ bude mat o dodatočnú zálohu menej. Príklady súborov: „*.swp“, „*.swo“.</text:span></text:span></text:p>
      <text:list text:continue-numbering="true" text:style-name="WWNum3">
        <text:list-item>
          <text:list>
            <text:list-item>
              <text:list>
                <text:list-item>
                  <text:h text:style-name="Kapitola" text:outline-level="3"><text:bookmark-start text:name="__RefHeading___Toc1460_2629994413"/><text:span text:style-name="Strong_20_Emphasis"><text:s/></text:span><text:span text:style-name="Strong_20_Emphasis"><text:span text:style-name="T32">Rezervné automatické kópie</text:span></text:span><text:bookmark-end text:name="__RefHeading___Toc1460_2629994413"/></text:h>
                </text:list-item>
              </text:list>
            </text:list-item>
          </text:list>
        </text:list-item>
      </text:list>
      <text:p text:style-name="P90"><text:span text:style-name="Strong_20_Emphasis"><text:span text:style-name="T34">Veľmi podobné na súbory na zotavenie, s tým rozdielom, že rátajú skôr nie s chybou aplikácie, ale používateľa, pre prípad, že potrebné zmeny nebudú uložene, napríklad prepisovanie a strate starej verzie súboru. Nevýhody odstránenia sú rovnaké, ako pri súboroch na zotavenie. Príklady súborov: „*.bak“, „*.old“, „*.autosave“.</text:span></text:span></text:p>
      <text:list text:continue-numbering="true" text:style-name="WWNum3">
        <text:list-item>
          <text:list>
            <text:list-item>
              <text:list>
                <text:list-item>
                  <text:h text:style-name="Kapitola" text:outline-level="3"><text:bookmark-start text:name="__RefHeading___Toc1462_2629994413"/><text:soft-page-break/><text:span text:style-name="Strong_20_Emphasis"><text:span text:style-name="T35">Log a diagnostické súbory</text:span></text:span><text:bookmark-end text:name="__RefHeading___Toc1462_2629994413"/></text:h>
                </text:list-item>
              </text:list>
            </text:list-item>
          </text:list>
        </text:list-item>
      </text:list>
      <text:p text:style-name="P91"><text:span text:style-name="Strong_20_Emphasis"><text:span text:style-name="T36">Logy sú záznamy o činnosti aplikácie alebo systému. Diagnostické súbory vznikajú v prípade kritickej chyby v behu programu, aby uložiť vnútorný stav programu s cieľom diagnostiky, a nie uloženia používateľských dát. Síce oba druhý slúžia na diagnostické účely, oni môžu narasť do veľkých objemov. Odstránenie takých súborov žiadnym spôsobom neovplyvňuje beh programu. Iba v prípade, že máte technické problémy s programom, odporúča sa nevymazávať také súbory kým problém nebude odhalení. Príklad súborov: „*.log“, „*.dmp“.</text:span></text:span></text:p>
      <text:list text:continue-numbering="true" text:style-name="WWNum3">
        <text:list-item>
          <text:list>
            <text:list-item>
              <text:list>
                <text:list-item>
                  <text:h text:style-name="Kapitola" text:outline-level="3"><text:bookmark-start text:name="__RefHeading___Toc1464_2629994413"/><text:span text:style-name="Strong_20_Emphasis">Cache priečinky</text:span><text:bookmark-end text:name="__RefHeading___Toc1464_2629994413"/></text:h>
                </text:list-item>
              </text:list>
            </text:list-item>
          </text:list>
        </text:list-item>
      </text:list>
      <text:p text:style-name="P92"><text:span text:style-name="Strong_20_Emphasis"><text:span text:style-name="T37">Cache predstavujú neesenciálne dáta, ktoré urýchľujú opakovane spustenie procesov. S princípu ide o rekonštruovateľné dáta, ktoré sa ukladajú iba kvôli nákladom na ich vytvorenie. Často vznikajú vo vývojárskych programoch. A však vedia podobne, ako diagnostické dáta silno narastať v objeme a niekedy sú zdrojom chýb kvôli ponúkaniu neaktuálnych dát. Odstránenie obyčajne spomaľuje prvý ďalší beh procesu. Príklady priečinkov: „.cache/“, „.pytest_cache/“, „.ruff_cache/“.</text:span></text:span></text:p>
      <text:list text:continue-numbering="true" text:style-name="WWNum3">
        <text:list-item>
          <text:list>
            <text:list-item>
              <text:h text:style-name="P93" text:outline-level="2"><text:bookmark-start text:name="__RefHeading___Toc1375_2146524827"/><text:span text:style-name="Source_20_Text"><text:span text:style-name="T38">Systém spravy verzii a git</text:span></text:span><text:bookmark-end text:name="__RefHeading___Toc1375_2146524827"/></text:h>
            </text:list-item>
          </text:list>
        </text:list-item>
      </text:list>
      <text:p text:style-name="P94"><text:span text:style-name="Source_20_Text"><text:span text:style-name="T38">Systém správy verzi</text:span></text:span><text:span text:style-name="Source_20_Text"><text:span text:style-name="T39">i</text:span></text:span><text:span text:style-name="Source_20_Text"><text:span text:style-name="T38"> (ďalej VCS) je systém, ktorý zaznamenáva zmeny súborov </text:span></text:span><text:span text:style-name="Source_20_Text"><text:span text:style-name="T39">v čase </text:span></text:span><text:span text:style-name="Source_20_Text"><text:span text:style-name="T38">tak, aby bolo možne </text:span></text:span><text:span text:style-name="Source_20_Text"><text:span text:style-name="T39">dostať sa do konkrétneho stavu neskor. Vývoj softvéru není lineárny. Robia sa experimenty, chyby a návraty k starším riešeniam. VCS poskytuje históriu zmien, umožňuje porovnávať verzii, a prechádzať medzi stavmi alebo ich kombináciami bez manuálnych oprav kódu. </text:span></text:span><text:span text:style-name="Source_20_Text"><text:span text:style-name="T40">[5]</text:span></text:span></text:p>
      <text:p text:style-name="P95"><text:span text:style-name="Source_20_Text"><text:span text:style-name="T39">Gi</text:span></text:span><text:span text:style-name="Source_20_Text"><text:span text:style-name="T41">t je konkrétnym a najpopulárnejším VCS. </text:span></text:span><text:span text:style-name="Source_20_Text"><text:span text:style-name="T39">Zakladanou jedno</text:span></text:span><text:span text:style-name="Source_20_Text"><text:span text:style-name="T42">t</text:span></text:span><text:span text:style-name="Source_20_Text"><text:span text:style-name="T39">kou </text:span></text:span><text:span text:style-name="Source_20_Text"><text:span text:style-name="T41">Git</text:span></text:span><text:span text:style-name="Source_20_Text"><text:span text:style-name="T39"> je repozitár. On predstavuje úložisko, v ktorom nachádzajú sa sledovane súbory a metadáta o ich zmenách. Zmena do repozitára ukladá, ako commit. Commit je snímkom stavu súborov v konkrétn</text:span></text:span><text:span text:style-name="Source_20_Text"><text:span text:style-name="T40">o</text:span></text:span><text:span text:style-name="Source_20_Text"><text:span text:style-name="T39">m čase. </text:span></text:span><text:span text:style-name="Source_20_Text"><text:span text:style-name="T40">Dôležitým je, že každý co</text:span></text:span><text:span text:style-name="Source_20_Text"><text:span text:style-name="T42">m</text:span></text:span><text:span text:style-name="Source_20_Text"><text:span text:style-name="T40">mit neobsahuje kopiju všetkých súborov, ale iba zmení v porovnanie s predošlým commitom. [5]</text:span></text:span></text:p>
      <text:p text:style-name="P95"><text:span text:style-name="Source_20_Text"><text:span text:style-name="T41">Síce Git funguje lokálne, ale na bezpečne uloženie a synchronizáciu prace v tíme sa bežné používa vzdialený repozitár. Jedným z najpopulárnejších </text:span></text:span><text:span text:style-name="Source_20_Text"><text:span text:style-name="T43">hostingou</text:span></text:span><text:span text:style-name="Source_20_Text"><text:span text:style-name="T41"> pre vzdialen</text:span></text:span><text:span text:style-name="Source_20_Text"><text:span text:style-name="T43">e</text:span></text:span><text:span text:style-name="Source_20_Text"><text:span text:style-name="T41"> repozitár</text:span></text:span><text:span text:style-name="Source_20_Text"><text:span text:style-name="T43">i </text:span></text:span><text:span text:style-name="Source_20_Text"><text:span text:style-name="T41">je GitHub.</text:span></text:span></text:p>
      <text:list text:continue-numbering="true" text:style-name="WWNum3">
        <text:list-item>
          <text:list>
            <text:list-item>
              <text:h text:style-name="Kapitola" text:outline-level="2"><text:bookmark-start text:name="__RefHeading___Toc422388_694957541"/><text:span text:style-name="Source_20_Text"><text:span text:style-name="T44"><text:s/></text:span></text:span><text:span text:style-name="Source_20_Text"><text:span text:style-name="T45">P</text:span></text:span><text:span text:style-name="Source_20_Text"><text:span text:style-name="T46">ráca z</text:span></text:span><text:span text:style-name="Source_20_Text"><text:span text:style-name="T42"> operačn</text:span></text:span><text:span text:style-name="Source_20_Text"><text:span text:style-name="T46">ou</text:span></text:span><text:span text:style-name="Source_20_Text"><text:span text:style-name="T42"> pamäť</text:span></text:span><text:span text:style-name="Source_20_Text"><text:span text:style-name="T46">ou</text:span></text:span><text:bookmark-end text:name="__RefHeading___Toc422388_694957541"/></text:h>
            </text:list-item>
          </text:list>
        </text:list-item>
      </text:list>
      <text:p text:style-name="P96"><text:span text:style-name="Source_20_Text"><text:span text:style-name="T43">Pri vývoje optimalizovaných projektov tre</text:span></text:span><text:span text:style-name="Source_20_Text"><text:span text:style-name="T47">b</text:span></text:span><text:span text:style-name="Source_20_Text"><text:span text:style-name="T43">a myslieť na špecifiku prace z operačnou pamäťou. Aj v prípadoch keď program není náročný na objem pamäte, alokácia alebo </text:span></text:span><text:soft-page-break/><text:span text:style-name="Source_20_Text"><text:span text:style-name="T43">vydelenie pamäte pre dáta programu, môže byť časovo náročným procesom. Tak tiež prístup k dátam v operačnej pamäti môže mať rôznu rýchlosť. </text:span></text:span><text:span text:style-name="Source_20_Text"><text:span text:style-name="T42">Zaleží to všetko hlavne od typu operačnej pamäte. Rozlišujeme </text:span></text:span><text:span text:style-name="Source_20_Text"><text:span text:style-name="T48">zásobník (ďalej stack) a halda (ďalej heap) pamäť.</text:span></text:span></text:p>
      <text:p text:style-name="P97"><text:span text:style-name="Source_20_Text"><text:span text:style-name="T46">Stack funguje podľa pravidla „prvý sa vkladá, prvý sa vyberá“. Zásobník ukladá hodnoty v poradí, v akom ich získa, a odstraňuje hodnoty v opačnom poradí. Kvôli technickej realizácie stacku, doňho sa dostavajú iba dáta z fixovanou, známou v moment kompilácie dĺžkou. </text:span></text:span><text:span text:style-name="Source_20_Text"><text:span text:style-name="T49">Z</text:span></text:span><text:span text:style-name="Source_20_Text"><text:span text:style-name="T46">a tu </text:span></text:span><text:span text:style-name="Source_20_Text"><text:span text:style-name="T49">to</text:span></text:span><text:span text:style-name="Source_20_Text"><text:span text:style-name="T46"> cenu dostávame časovo lacnejšiu alokáciu a prístup k dátam. [6]</text:span></text:span></text:p>
      <text:p text:style-name="P98"><text:span text:style-name="Source_20_Text"><text:span text:style-name="T46">Heap je menej organizovaným spôsobom odkladania do pamäte dat. Alokator vyhľadáva v pamäti dostatočne veľkí odsek pamäte z rezervou, pripadne ho výtvory reštrukturalizáciou pamäte, ukladá tam dáta a potom vkladá do stacku pointer na to kde sa nachádzajú v heape dáta. Je to výrazne pomalšie na alokáciu a mierne pomalšie na prístup. Ale zároveň umožňuje ukladať dáta veľkosť ktorých sa môže meniť alebo není známa v moment kompilácie. Dôležitou poznámkou </text:span></text:span><text:span text:style-name="Source_20_Text"><text:span text:style-name="T50">je, že môžme mať </text:span></text:span><text:span text:style-name="Source_20_Text"><text:span text:style-name="T49">viacero </text:span></text:span><text:span text:style-name="Source_20_Text"><text:span text:style-name="T50">pointerov na rovnaké dáta, čim vieme silno ušetriť pamäť a množstvo alokácii. </text:span></text:span></text:p>
      <text:p text:style-name="P98"><text:span text:style-name="Source_20_Text"><text:span text:style-name="T46"/></text:span></text:p>
      <text:list text:continue-numbering="true" text:style-name="WWNum3">
        <text:list-item>
          <text:h text:style-name="P99" text:outline-level="1"><text:bookmark-start text:name="_Toc179973485"/><text:bookmark-start text:name="__RefHeading___Toc3175_1107819706"/>Ciele práce<text:bookmark-end text:name="_Toc179973485"/><text:bookmark-end text:name="__RefHeading___Toc3175_1107819706"/></text:h>
        </text:list-item>
      </text:list>
      <text:p text:style-name="P100">Hlavný cieľ bol stanovený, <text:span text:style-name="T51">ako vývoj CLI nastroja pre Linux </text:span><text:span text:style-name="T52">určený na</text:span><text:span text:style-name="T51"> </text:span><text:span text:style-name="T53">organizáciu adresára</text:span><text:span text:style-name="T51">, ktorý musí byť jednoduchý v použití, rýchlym a bezpečným. Prvé čo je potrebne špecifikovať v hlavnom ciele pojem „</text:span><text:span text:style-name="T53">organizácia adresára</text:span><text:span text:style-name="T51">“, </text:span><text:span text:style-name="T52">zadefinovať</text:span><text:span text:style-name="T51"> konkrétne úlohy v obsluhe </text:span><text:span text:style-name="T53">adresára</text:span><text:span text:style-name="T51">, ktoré nastroj bude riešiť. </text:span></text:p>
      <text:p text:style-name="P100"><text:span text:style-name="T51">V bežnej prace z súborovým systémom hlavnými problémami sú nie úzko špecifikovane operácie, ale problémy z veľkým množstvom súborov a zložitou štruktúrou stromu adresár</text:span><text:span text:style-name="T53">a</text:span><text:span text:style-name="T51">, v ktorých je ťažko sa zorientovať. Ú</text:span><text:span text:style-name="T53">lohou nastroja je minimálna uzavretá sada operácii nad takými adresármi: nájsť potrebné súbory, zoradiť adresár a vymazať nepotrebné nahromadené súbory. Taký vymedzený počet funkcii umožňuje zostať v rámci koncepcii komponentového systému, </text:span><text:span text:style-name="T54">kde nastroj berie na sebe iba zodpovednosť za určitú vymedzenú oblasť prace</text:span><text:span text:style-name="T53">.</text:span></text:p>
      <text:p text:style-name="P101">Podmienka jednoduchosti sa spĺňa <text:span text:style-name="T55">spomenutým</text:span> vymedzeným počtom <text:span text:style-name="T56">funkčných</text:span> možnosti <text:span text:style-name="T55">nastroja</text:span>. K tomu treba dodať, že funkcionálne možnosti máju byť vyjadrené do minimálneho počtu jednoduchých príkazov z jednoduchou syntaxov, o ktorej používateľ ma sa vedieť dozvedieť bez dodatočných nástrojov a zdrojov.</text:p>
      <text:p text:style-name="P101">Podmienka rýchlosti musí byť splnená aj pomocou použitia optimálnych algoritmov na prehliadanie adresára, aj rozumným použitím možnosti programovacieho jazyka pracovať z operačnou pamäťou. Síce pri prace z súborovým systémom nejde o veľké náklady na <text:span text:style-name="T57">objem </text:span>operačn<text:span text:style-name="T57">ej</text:span> pamät<text:span text:style-name="T57">e</text:span>, ale časte a neopatrné vydelenie pamäte <text:span text:style-name="T57">pre nastroj </text:span>môž<text:span text:style-name="T57">u</text:span> <text:span text:style-name="T57">ho </text:span>výrazne spomaliť.</text:p>
      <text:p text:style-name="P102"><text:span text:style-name="T52">Pot</text:span><text:span text:style-name="T58">r</text:span><text:span text:style-name="T52">eba</text:span> spoľahlivostí takého nástroja je odvodnená tým, že pri logickej chybe v kóde môže dojsť poškodeniu súborov a strate dát v nutrí nich. Preto treba zabezpečiť to, že kód sa sprava tak, ako je to popísane v jeho dokumentácii. Tak tiež z podmienky bezpečnosti vyplýva potrebnosť v možnosti sledovať prácu programu <text:span text:style-name="T55">pre diagnostiku alebo havarijne prerušenie nastroja</text:span>.</text:p>
      <text:p text:style-name="P103"/>
      <text:p text:style-name="P104"/>
      <text:p text:style-name="P105" loext:marker-style-name="T1"/>
      <text:list text:continue-numbering="true" text:style-name="WWNum3">
        <text:list-item>
          <text:h text:style-name="P106" text:outline-level="1"><text:bookmark-start text:name="__RefHeading___Toc422390_694957541"/><text:bookmark-start text:name="_Toc179973486"/>Materiál a metodika<text:bookmark-end text:name="__RefHeading___Toc422390_694957541"/><text:bookmark-end text:name="_Toc179973486"/></text:h>
          <text:list>
            <text:list-item>
              <text:h text:style-name="P66" text:outline-level="2"><text:bookmark-start text:name="__RefHeading___Toc422392_694957541"/><text:bookmark-start text:name="_Toc179973486 Copy 1"/>V<text:bookmark-end text:name="_Toc179973486 Copy 1"/>ýber technológií<text:bookmark-end text:name="__RefHeading___Toc422392_694957541"/></text:h>
            </text:list-item>
          </text:list>
        </text:list-item>
      </text:list>
      <text:p text:style-name="P107"><text:span text:style-name="T59">Pred začiatkom vývoja treba určiť vhodné </text:span>technológie ktorými bude implementované riešenie. </text:p>
      <text:list text:continue-numbering="true" text:style-name="WWNum3">
        <text:list-item>
          <text:list>
            <text:list-item>
              <text:list>
                <text:list-item>
                  <text:h text:style-name="P66" text:outline-level="3"><text:bookmark-start text:name="__RefHeading___Toc422394_694957541"/>Programovací jazyk<text:bookmark-end text:name="__RefHeading___Toc422394_694957541"/></text:h>
                </text:list-item>
              </text:list>
            </text:list-item>
          </text:list>
        </text:list-item>
      </text:list>
      <text:p text:style-name="P108">Najd<text:span text:style-name="T60">ô</text:span>ležitejšou <text:span text:style-name="T60">technológiou</text:span> je programovací jazyk. <text:span text:style-name="T60">Musí umožniť </text:span><text:span text:style-name="T59">realizáciu</text:span><text:span text:style-name="T60"> stanovený</text:span><text:span text:style-name="T59">ch</text:span><text:span text:style-name="T60"> cieľ</text:span><text:span text:style-name="T59">ov</text:span><text:span text:style-name="T60"> vrátané bezpečnosti a rýchlosti, a tak tiež mať zrozumiteľne náklady (predovšetkým časové) na vývoj nastroja. Pri výbere sme porovnali tri najrozšírenejšie programovacie jazyk</text:span><text:span text:style-name="T58">y</text:span><text:span text:style-name="T60"> pre vývoj CLI nástrojov na trhu: Python, C a Rust.</text:span></text:p>
      <text:p text:style-name="P109"><text:span text:style-name="T60">Python je najpopulárnejší jazyk na svete, a v jeho hlavné výhody </text:span><text:bookmark text:name="docs-internal-guid-0f266d5a-7fff-723d-83de-a2af7c01061b"/><text:span text:style-name="T61">patrí</text:span><text:span text:style-name="T60"> rýchlosť vývoja a jednoduchosť jazyka. Ale pri podrobenejšom pohľade sme zistili, že je to veľmi pomalý jazyk a programy na ňom máju nízku spoľahlivosť, aj keď zaviesť pravidla na explicitné určenie typov, </text:span><text:span text:style-name="T59">ktoré nie </text:span><text:span text:style-name="T58">su</text:span><text:span text:style-name="T59"> predvolené</text:span><text:span text:style-name="T60">. To je v odpore zrazu z dvoma cieľmi, tak že sme zamietli tento programovací jazyk. </text:span></text:p>
      <text:p text:style-name="P110">Ďalší na rade bol C. Klasický jazyk pre vývoj CLI nástrojov, a rodný jazyk pre Linux. Umožňuje písať najoptimálnejší možný kód, okrem možno priameho Asembler kódu, a ma dobrú ekosystému pre CLI aplikácie. Nevýhodou však stalo veľké časové náklady, <text:span text:style-name="T62">a zároveň priama práca s operačnou pamäťou, čo môže byť dostatočne nebezpečne. Nevylúčili sme ten jazyk hneď, ale zamyslel</text:span><text:span text:style-name="T59">i</text:span><text:span text:style-name="T62"> sme sa či nebude posledný jazyk lepší.</text:span></text:p>
      <text:p text:style-name="P111"><text:span text:style-name="T62">Na konci zostal nám Rust. Najmladší zo všetkých </text:span>jazykov<text:span text:style-name="T62">, ponúkol, síce nižšiu než C, ale blízku k ním, rýchlosť. Zároveň, pri možnosti optimálnej práce s pamäťou, Rust je úplne pamäťovo bezpečný už na úrovní kompilátora. Pri tom, keďže v poslednom čase stáva </text:span><text:span text:style-name="T59">sa</text:span><text:span text:style-name="T62"> veľmi populárnym </text:span><text:span text:style-name="T63">na CLI nástroje, ma výborný ekosystém na </text:span><text:span text:style-name="T59">tento účel</text:span><text:span text:style-name="T62">. </text:span><text:span text:style-name="T63">Takým spôsobom Rust bol zvolený, ako najoptimálnejší jazyk pre tento projekt.</text:span></text:p>
      <text:list text:continue-numbering="true" text:style-name="WWNum3">
        <text:list-item>
          <text:list>
            <text:list-item>
              <text:list>
                <text:list-item>
                  <text:h text:style-name="P66" text:outline-level="3"><text:bookmark-start text:name="__RefHeading___Toc422396_694957541"/>Vedľajšie technológie<text:bookmark-end text:name="__RefHeading___Toc422396_694957541"/></text:h>
                </text:list-item>
              </text:list>
            </text:list-item>
          </text:list>
        </text:list-item>
      </text:list>
      <text:p text:style-name="P112">Stručne prejdeme vedľajšie technológie. Na prácu z file systémom bol zvolený „fs“ zo štandardnej <text:span text:style-name="T59">craty</text:span>, ako najlepšia <text:span text:style-name="T59">a </text:span>multiplatformová voľba. Pre zbieranie vstupných parametrov sme vybrali použil najpopulárnejšiu <text:span text:style-name="T59">cratu</text:span><text:span text:style-name="T64"> </text:span><text:span text:style-name="T65">v oblasti CLI nástrojov</text:span> „clap“. Pre l<text:span text:style-name="T64">o</text:span>govacie <text:span text:style-name="T64">účely</text:span> bol zvolený <text:span text:style-name="T59">crate „</text:span>log“, ktorý s<text:span text:style-name="T64">íce sa</text:span> obyčajne používa sa vo <text:span text:style-name="T64">väčších logovacích </text:span><text:span text:style-name="T59">cratoch</text:span><text:span text:style-name="T64">, ale vystačil pre naše účely. Ako VCS bol zvolený git.</text:span></text:p>
      <text:list text:continue-numbering="true" text:style-name="WWNum3">
        <text:list-item>
          <text:list>
            <text:list-item>
              <text:h text:style-name="P66" text:outline-level="2"><text:bookmark-start text:name="__RefHeading___Toc422398_694957541"/><text:soft-page-break/>Založenie repozitára a základná štruktúra<text:bookmark-end text:name="__RefHeading___Toc422398_694957541"/></text:h>
            </text:list-item>
          </text:list>
        </text:list-item>
      </text:list>
      <text:p text:style-name="P113"><text:span text:style-name="T66">Po výbere </text:span><text:span text:style-name="T67">technológii sme začali robiť základ pre projekt, ktorý bol by ľahko š</text:span>kálovate<text:span text:style-name="T68">l</text:span>ný<text:span text:style-name="T67">. Prvým </text:span><text:span text:style-name="T69">krokom </text:span><text:span text:style-name="T68">bolo založenie repozitára git a publikácia jeho vzdialenej verzii na platforme GitHub. Ďalej, po inicializácii nového projektu Rust cez cargo, pridali sme závislosti. Pre každú závislosť bola zvolená posledná stabilná verzia bez bezpečnostných rizík. Bezpečnosť bola overená cez cargo audit. Tak tiež záv</text:span><text:span text:style-name="T70">i</text:span><text:span text:style-name="T68">slosti sa pridávali z </text:span><text:bookmark text:name="docs-internal-guid-f9f89967-7fff-2712-37f0-faff3e5c4353"/><text:span text:style-name="T61">minimálnym</text:span><text:span text:style-name="T68"> možným množstvom voliteľných nastavení, aby finálna veľkosť nastroja nebola zbytočne veľká.</text:span></text:p>
      <text:p text:style-name="P114">Základná štruktúra musí umožňovať ľahké pridané príkazov. Bolo rozhodnute, že nastroj bude mať minimálnu interaktivitu – keď je to možno, všetke vstupy sa budu zadávať, ako parametre spustenia nastroja, po čom nastroj overi vstupy, vykoná presne zadanú úlohu a ukonči svoju prácu. To zodpovedá klasickému správaniu CLI nástrojov – jedna úloha zodpovedá jednému spusteniu nastroja. </text:p>
      <text:p text:style-name="P113"><text:span text:style-name="T70">Na tom to základe vznikla štruktúra „</text:span><text:span text:style-name="T71">Cli“</text:span><text:span text:style-name="T70">, ktorá ukladala a validovala v sebe všetke vstupy a </text:span><text:bookmark text:name="docs-internal-guid-87f29c03-7fff-5a3a-ef98-83492618bf05"/><text:span text:style-name="T61">vytvárala</text:span><text:span text:style-name="T70"> potrebné globálne dáta. Aby štruktúra bola škalovatelnou, hlavným polom </text:span><text:span text:style-name="T72">v nej </text:span><text:span text:style-name="T70">sa stal</text:span><text:span text:style-name="T72">a trieda</text:span><text:span text:style-name="T70"> „</text:span><text:span text:style-name="T71">C</text:span><text:span text:style-name="T70">ommand“, </text:span><text:span text:style-name="T71">ktorá obsahuje rôzne príkazy ktoré sa dajú postupne pridávať. Pritom každá varianta obsahuje metódu na spustenie, ktorá vždy príma „Cli“, ako jediný parameter.</text:span></text:p>
      <text:list text:continue-numbering="true" text:style-name="WWNum3">
        <text:list-item>
          <text:list>
            <text:list-item>
              <text:h text:style-name="P66" text:outline-level="2"><text:bookmark-start text:name="__RefHeading___Toc422400_694957541"/>Všeobecné opatrenia<text:bookmark-end text:name="__RefHeading___Toc422400_694957541"/></text:h>
            </text:list-item>
          </text:list>
        </text:list-item>
      </text:list>
      <text:p text:style-name="P115">V priebehu vývoja nastroja viac krát sa opakovali rovnaké kroky alebo celkovo sa dodržovali konvencii stanovené na začiatku, preto v tejto kapitole budu pomenované všeobecne postupy, a to konkrétne: odchytávanie chyb, logovanie, optimalizácie a zabezpečenie bezpečnosti.</text:p>
      <text:list text:continue-numbering="true" text:style-name="WWNum3">
        <text:list-item>
          <text:list>
            <text:list-item>
              <text:list>
                <text:list-item>
                  <text:h text:style-name="P66" text:outline-level="3"><text:bookmark-start text:name="__RefHeading___Toc422402_694957541"/>Odchytávanie chyb<text:bookmark-end text:name="__RefHeading___Toc422402_694957541"/></text:h>
                </text:list-item>
              </text:list>
            </text:list-item>
          </text:list>
        </text:list-item>
      </text:list>
      <text:p text:style-name="P115">Tento krok je súčasťou zabezpečenia bezpečnosti a spoľahlivosti nastroja. Väčšinu prace tu rieši samotná koncepcia Rust, ktorá núti nás priamo vyjadrovať sa ku každému momentu v ktorom operácia môže zlyhať. <text:span text:style-name="T73">[6]</text:span></text:p>
      <text:p text:style-name="P116">Priame vyjadrenie bolo zrealizované rovnako na všetkých miestach. <text:span text:style-name="T74">Všetke chyb</text:span><text:span text:style-name="T72">y</text:span><text:span text:style-name="T74"> sa odchytávajú pomocou </text:span><text:span text:style-name="T72">cratu</text:span><text:span text:style-name="T74"> „anyhow“, ktorý ukladá ich v sebe v podobe ne typovaných reťazcov. Keď chýba podľa názoru metódy není kritická, vykonajú sa podla potreby nejaké </text:span><text:span text:style-name="T72">opatrenia</text:span><text:span text:style-name="T74"> a program pokračuje. Keď chyba je kritická, alebo metóda nevie o tom posúdiť, vráti chybu svojmu rodičovi, ktorý opakuje túto logiku, s tým, že môže </text:span><text:soft-page-break/><text:span text:style-name="T74">pridať chybe svoj kontext. Takým spôsobom kritická chyba vždy skončí v hlavnej metóde programu, ktorý ju z</text:span><text:span text:style-name="T75">a</text:span><text:span text:style-name="T74">loguje a bezpečne ukončí program. </text:span></text:p>
      <text:list xml:id="list183819729383767" text:continue-numbering="true" text:style-name="WWNum3">
        <text:list-item>
          <text:list>
            <text:list-item>
              <text:list>
                <text:list-item>
                  <text:h text:style-name="P117" text:outline-level="3"><text:bookmark-start text:name="__RefHeading___Toc422404_694957541"/>Logovanie<text:bookmark-end text:name="__RefHeading___Toc422404_694957541"/></text:h>
                </text:list-item>
              </text:list>
            </text:list-item>
          </text:list>
        </text:list-item>
      </text:list>
      <text:p text:style-name="P118">Každý objekt, ktorý sa priamo vypisuje, realizuje <text:span text:style-name="T72">vlastnosť</text:span> „Display“, ktorý je dostatočnou podmienkou pre logovanie cez štandardné výpisy do konzole. Logovan<text:span text:style-name="T72">ie</text:span> v svojom rade je rozdelené na tri vrstvy, <text:span text:style-name="T76">aby umožniť bezpečnostné opatrenia, medzi ktoré patrí možnosť sledovania akci</text:span><text:span text:style-name="T77">i</text:span><text:span text:style-name="T76"> nastroja alebo diagnostika. </text:span><text:span text:style-name="T77">Možne vrstvy, ktoré </text:span>používateľ vie zapnúť parametrami <text:span text:style-name="T77">nastroja</text:span>:</text:p>
      <text:list text:style-name="L5">
        <text:list-item>
          <text:p text:style-name="P119">„Info“ – minimálne možná vrstva, ktorá je predvolanou;</text:p>
        </text:list-item>
        <text:list-item>
          <text:p text:style-name="P119">„Debug“ – v procese vykonania, nastroj bude informovať o tom aké akcie ide vykonať;</text:p>
        </text:list-item>
        <text:list-item>
          <text:p text:style-name="P119">„Trace“ – podrobný výpis informácii behu programu, vrátane vnútorného stavu nastroja.</text:p>
        </text:list-item>
      </text:list>
      <text:list xml:id="list183819983183926" text:continue-list="list183819729383767" text:style-name="WWNum3">
        <text:list-item>
          <text:list>
            <text:list-item>
              <text:list>
                <text:list-item>
                  <text:h text:style-name="P120" text:outline-level="3"><text:bookmark-start text:name="__RefHeading___Toc422406_694957541"/>Optimalizácie<text:bookmark-end text:name="__RefHeading___Toc422406_694957541"/></text:h>
                </text:list-item>
              </text:list>
            </text:list-item>
          </text:list>
        </text:list-item>
      </text:list>
      <text:p text:style-name="P121">Niektoré optimalizácie spočívajú v realizácie konkrétnych metód, ale v celom programe bol<text:span text:style-name="T78">i</text:span> dodržané pravidla, <text:span text:style-name="T79">ktoré zabezpečili väčšinu </text:span><text:span text:style-name="T72">rýchlosti</text:span>:</text:p>
      <text:list text:style-name="L6">
        <text:list-item>
          <text:p text:style-name="P122">Všade kde je to možné, preferovať alokovanie pamäte na stack namiesto heap.</text:p>
        </text:list-item>
        <text:list-item>
          <text:p text:style-name="P122">Nevytvárať nové kópie dát na heap, namiesto toho použiť referenciu na ne.</text:p>
        </text:list-item>
        <text:list-item>
          <text:p text:style-name="P122">Všetke nepotrebné dáta máju byť v najskoršom čase uvoľnene.</text:p>
        </text:list-item>
        <text:list-item>
          <text:p text:style-name="P123">Použivať „lenivé“ iterácie namiesto <text:span text:style-name="T79">priameho iterovania.</text:span></text:p>
        </text:list-item>
      </text:list>
      <text:list text:continue-list="list183819983183926" text:style-name="WWNum3">
        <text:list-item>
          <text:list>
            <text:list-item>
              <text:list>
                <text:list-item>
                  <text:h text:style-name="P124" text:outline-level="3"><text:bookmark-start text:name="__RefHeading___Toc422408_694957541"/>Zabezpečenie spoľahlivosti<text:bookmark-end text:name="__RefHeading___Toc422408_694957541"/></text:h>
                </text:list-item>
              </text:list>
            </text:list-item>
          </text:list>
        </text:list-item>
      </text:list>
      <text:p text:style-name="P125">Hlavným zdrojom zraniteľnosti a havárií je samotný autor kódu, ktorý rátal s tým, že kód sa bude správať inak, alebo nerátal z nejakou vlastnosťou toho kódu. </text:p>
      <text:p text:style-name="P126">Pre vylúčenie väčšiny takých prípadov pri vývoje nastroja bol<text:span text:style-name="T80">i napísane tak zváne </text:span>modulové test<text:span text:style-name="T80">y – testy na konkrétne metódy</text:span>. <text:span text:style-name="T80">Pre každú</text:span> metóda, ktorá <text:span text:style-name="T80">obsahuje v sebe logiku alebo algoritmus boli napísane testy. Samotné testy a kód potrebný pre nich je konfiguračné oddelený od bežného kódu, aby sa ne pridával do výsledného balíku pri finálnej kompilácie. Tak tiež testy sa ne pridávajú pre balíky kompilované pre platformu Windows. Kód priamo neobsahuje závislú od operačného systému logiku. Špecifické operácie sa nachádzajú v </text:span><text:span text:style-name="T81">kóde testov, a zavádzanie multiplatformosti </text:span><text:span text:style-name="T72">do</text:span><text:span text:style-name="T81"> nich malo by veľké náklady za tak mer žiadne zvýšenie spoľahlivosti kódu, keďže multiplatformovosť </text:span><text:soft-page-break/><text:span text:style-name="T81">kódu ktorý pracuje z súborovým systémom je otestovaná priamo v balíku ktorý na to bol použitý. </text:span><text:span text:style-name="T80">Samozrejme bolo vykonané aj menej spoľahlivé manuálne testovanie nastroja. </text:span><text:span text:style-name="T65">[7]</text:span><text:span text:style-name="T80"> </text:span></text:p>
      <text:p text:style-name="P127">Okrem toho počas vývoja pomocou nastroja „clippy“ sa overovalo to, že žiadna chyba neprechádza priamo k operačnému systému, namiesto toho aby prejsť cez naprogramované odchytávanie chýb, čo garantuje správne ukončenia práce nastroja aj v prípade vyskytnutia chyb.</text:p>
      <text:list text:continue-numbering="true" text:style-name="WWNum3">
        <text:list-item>
          <text:list>
            <text:list-item>
              <text:h text:style-name="P128" text:outline-level="2"><text:bookmark-start text:name="__RefHeading___Toc422410_694957541"/>Implementácia <text:span text:style-name="T82">hromadných operácii</text:span><text:bookmark-end text:name="__RefHeading___Toc422410_694957541"/></text:h>
            </text:list-item>
          </text:list>
        </text:list-item>
      </text:list>
      <text:p text:style-name="P129">V tomto kroku sa pridala kľúčová logika pre nastroj – trieda, ktorá <text:span text:style-name="T82">umožňuje vykonať akcie nad všetkými súbormi v adresáre - „</text:span><text:span text:style-name="T83">FileList</text:span><text:span text:style-name="T82">“. </text:span></text:p>
      <text:p text:style-name="P129"><text:span text:style-name="T82">Pri implementáci</text:span><text:span text:style-name="T84">e</text:span><text:span text:style-name="T82"> sa rozhodovalo medzi DFS </text:span><text:span text:style-name="T72">a</text:span><text:span text:style-name="T82"> BSF stratégiou vyhľadávania, ktoré máju veľmi podobne vlasti </text:span><text:span text:style-name="T84">a sú optimálnym spôsobom prechádzania všetkých súborov v priečinku</text:span><text:span text:style-name="T82">. </text:span><text:span text:style-name="T84">V</text:span><text:span text:style-name="T82"> kon</text:span><text:span text:style-name="T84">e</text:span><text:span text:style-name="T82">čn</text:span><text:span text:style-name="T84">o</text:span><text:span text:style-name="T82">m dôsledku bola zvolená DFS stratégia, s dôvodu, že </text:span><text:span text:style-name="T84">jedna z troch</text:span><text:span text:style-name="T82"> operáci</text:span><text:span text:style-name="T84">i</text:span><text:span text:style-name="T82"> pravdepodobne sa bud</text:span><text:span text:style-name="T84">e</text:span><text:span text:style-name="T82"> č</text:span><text:span text:style-name="T84">a</text:span><text:span text:style-name="T82">stejšie použivať na priečinkoch, ktoré nemajú kritické pre stratégiu hniezdenie, </text:span><text:span text:style-name="T84">keďže v praxi sortovanie nepoužíva sa na blízkom ku koreňu adresári. Pritom všetke tri operácie sa môžu často využívať v adresároch s veľkým množstvom prvkov, čo je neprijemne pre BSF. Dôležite však je nie konkrétna s tých dvoch stratégii, keďže reálny rozdiel je zanedbateľní, ale to, že sa použili pravé tieto najoptimálnejšie stratégie. [2]</text:span></text:p>
      <text:p text:style-name="P130">Š<text:span text:style-name="T84">truktúra bola optimalizovaná takým spôsobom, že ona vracia informácie iba o prvom súbore, a zapamätáva svoju pozíciu v priečinku. Štruktúra je určená na iterovanie, ktoré postupne bude vracať prvky, nad ktorými sa bude dat vykonať akcie. Takým spôsobom bude prejdene všetke prvky bez toho aby </text:span><text:span text:style-name="T83">zbierať veľké množstvo dát. </text:span></text:p>
      <text:p text:style-name="P131">Okrem toho štruktúra ma nastavenia na to, či ma rátať zo skrytými súbormi, a či vyhľadávanie ma byť rekurzívne. Druhé nastavenie umožňuje to aby sa na základe tejto štruktúry dalo spraviť prispôsobene BFS vyhľadávanie, čo bolo neskor použite.</text:p>
      <text:p text:style-name="P131"/>
      <text:list xml:id="list183819759280272" text:continue-numbering="true" text:style-name="WWNum3">
        <text:list-item>
          <text:list>
            <text:list-item>
              <text:h text:style-name="P132" text:outline-level="2"><text:bookmark-start text:name="__RefHeading___Toc422412_694957541"/>Implementácia <text:span text:style-name="T83">vyhľadávania</text:span><text:bookmark-end text:name="__RefHeading___Toc422412_694957541"/></text:h>
            </text:list-item>
          </text:list>
        </text:list-item>
      </text:list>
      <text:p text:style-name="P131">S triedou „FileList“ väčšia časť vyhľadávania bola už spravená. Zostala iba spraviť mechanizmus na overovanie toho či sa pred nami nachádza súbor, ktorý hľadáme. Podmienky však musia byť ľahko škalovatelné a treba vyhnúť sa duplicite kódu. Preto bol vymyslený najkomplikovanejší v nástroje mechanizmu<text:span text:style-name="T85">s</text:span>. <text:span text:style-name="T85">Spravili sa tri </text:span><text:span text:style-name="T86">vlastnosti</text:span><text:span text:style-name="T85">:</text:span></text:p>
      <text:list text:style-name="L7">
        <text:list-item>
          <text:p text:style-name="P133"><text:soft-page-break/>Extraktor – získava potrebnú hodnotu z metá dáta súboru</text:p>
        </text:list-item>
        <text:list-item>
          <text:p text:style-name="P133">Filter – určuje či porovnávame získanú hodnotu priamo alebo pomocou regexu</text:p>
        </text:list-item>
        <text:list-item>
          <text:p text:style-name="P133">FileMatcher – spája a kontroluje dva druhé <text:span text:style-name="T86">vlasnosti</text:span></text:p>
        </text:list-item>
      </text:list>
      <text:p text:style-name="P134">Keď tieto <text:span text:style-name="T86">vlastnosti</text:span> boli hotové, veľmi rýchlo <text:span text:style-name="T86">bolo implementovane</text:span> sa vyhľadávanie podľa mena, veľkosti, rozšírenia a dátumu vytvorenia súbora.</text:p>
      <text:list text:continue-list="list183819759280272" text:style-name="WWNum3">
        <text:list-item>
          <text:list>
            <text:list-item>
              <text:h text:style-name="P135" text:outline-level="2"><text:bookmark-start text:name="__RefHeading___Toc422414_694957541"/>Implementácia č<text:span text:style-name="T87">istenia</text:span><text:bookmark-end text:name="__RefHeading___Toc422414_694957541"/></text:h>
            </text:list-item>
          </text:list>
        </text:list-item>
      </text:list>
      <text:p text:style-name="P136">Pri implementácie čistenia hlavnou úlohou bolo iba zadefinovať súbory a adresári, ktoré treba vymazávať a kvalitne otestovať kód, keďže to je veľmi citlivá operácia. Obe úlohy boli rýchlo dokončené.</text:p>
      <text:list text:continue-numbering="true" text:style-name="WWNum3">
        <text:list-item>
          <text:list>
            <text:list-item>
              <text:h text:style-name="P137" text:outline-level="2"><text:bookmark-start text:name="__RefHeading___Toc422416_694957541"/>Implementácia <text:span text:style-name="T88">sortovania</text:span><text:bookmark-end text:name="__RefHeading___Toc422416_694957541"/></text:h>
            </text:list-item>
          </text:list>
        </text:list-item>
      </text:list>
      <text:p text:style-name="P138">Pri sortovaní prístup vyhľadania bol zmenení na BFS a pracou so zozbieraním informácii. Najprv sa zbierajú informácie o súboroch, potom sa sortujú do zoznamu originálnych a cieľových ciest, a len na konci sa presúvajú. Bolo to spravené z dôvodu toho, že pri presune rodičovského priečinku, mení sa aj cesta vnorených súborov. BFS umožnila medzi zmenou hĺbky obnovovať cestu na nové miesto. Zbieranie ciest umožnilo presun všetkých dát spolu, a sortovať vnútri už na novom mieste bez obavy neočakávaných zmien v moment prac nastroja. Implementované to bolo pomocou cyklov z vytvorením ne rekurzívnych tried „FileList“.</text:p>
      <text:p text:style-name="P138">Boli implementované možnosti rekurzívneho a obyčajného sortovania, možnosť presunutia alebo kopírovania zdrojových dát a sortovania podľa rozsahu veľkostí, dátumu vytvorenia alebo rozšírenia (sortovanie podľa mená nem<text:span text:style-name="T89">a</text:span> praktický význam). </text:p>
      <text:list text:continue-numbering="true" text:style-name="WWNum3">
        <text:list-item>
          <text:list>
            <text:list-item>
              <text:h text:style-name="P139" text:outline-level="2"><text:bookmark-start text:name="__RefHeading___Toc422418_694957541"/>Balík a inštalácia<text:bookmark-end text:name="__RefHeading___Toc422418_694957541"/></text:h>
            </text:list-item>
          </text:list>
        </text:list-item>
      </text:list>
      <text:p text:style-name="P140">Po dokončení kódu, boli spravené dva finálne spustiteľné balíky – jeden pre Linux, druhý pre Windows. Tie to balíky boli nahrané na GitHub stránke projektu. Tak tiež bol spravený návod na inštaláciu, ako súčasť repozitára. Návod vysvetľuje, ako pridať nastroj do env a ako <text:span text:style-name="T86">vytvoriť</text:span> balíky zo zdrojového kódu.</text:p>
      <text:list text:continue-numbering="true" text:style-name="WWNum3">
        <text:list-item>
          <text:list>
            <text:list-item>
              <text:h text:style-name="P139" text:outline-level="2"><text:bookmark-start text:name="__RefHeading___Toc422420_694957541"/>Propagácia a údržba<text:bookmark-end text:name="__RefHeading___Toc422420_694957541"/></text:h>
            </text:list-item>
          </text:list>
        </text:list-item>
      </text:list>
      <text:p text:style-name="P141">Tato kapitola opisuje navrhovaný postup toho, ako môže byt realizovaná údržba, rozvoj a dostupnosť nastroja pre používateľov. </text:p>
      <text:list text:continue-numbering="true" text:style-name="WWNum3">
        <text:list-item>
          <text:list>
            <text:list-item>
              <text:list>
                <text:list-item>
                  <text:h text:style-name="P142" text:outline-level="3"><text:bookmark-start text:name="__RefHeading___Toc73452_196045879"/><text:soft-page-break/>Právny rámec<text:bookmark-end text:name="__RefHeading___Toc73452_196045879"/></text:h>
                </text:list-item>
              </text:list>
            </text:list-item>
          </text:list>
        </text:list-item>
      </text:list>
      <text:p text:style-name="P143">Právnickým základom pre softvérový je jeho licencovanie. Vzhľadom na ďalej opísaný propagačný model, bola zvolená licencia MIT, ktorá patrí medzi permisívne licencie. Ona umožňuje použivanie, úpravu a ďalšiu distribúciu, vrátane komerčných projektov. Pri distribúcie povinnosť je zachovanie licenčného textu a copyright informatici v kópiách použitého kódu. Pri tom my, ako autori projektu, ne nesieme žiadnu zodpovednosť za stav projektu. Je to jedná z najflexibilnejších licencií, a taký projekt sa klasifikuje, ako „open-source“. [8] </text:p>
      <text:list text:continue-numbering="true" text:style-name="WWNum3">
        <text:list-item>
          <text:list>
            <text:list-item>
              <text:list>
                <text:list-item>
                  <text:h text:style-name="P142" text:outline-level="3"><text:bookmark-start text:name="__RefHeading___Toc422420_694957541 Copy 1"/>Propagácia projektu<text:bookmark-end text:name="__RefHeading___Toc422420_694957541 Copy 1"/></text:h>
                </text:list-item>
              </text:list>
            </text:list-item>
          </text:list>
        </text:list-item>
      </text:list>
      <text:p text:style-name="P144">Základ propagácie tvorí ľahká dostupnosť a jasná prezentácia projektu. <text:span text:style-name="T90">R</text:span><text:span text:style-name="T91">epozitár musí byť verejným (open-source). Možnosť pozrieť si zdrojový kód projektu tak mer garantuje bezpečnosť projektu, </text:span><text:span text:style-name="T90">lebo </text:span><text:span text:style-name="T91">akýkoľvek š</text:span><text:span text:style-name="T90">kodlivý kód je rýchlo oddeliteľný a taký repozitár sa rýchlo blokuje. </text:span><text:span text:style-name="T92">Pre dostupnosť bola vypracovaná </text:span><text:span text:style-name="T93">integrovaná </text:span><text:span text:style-name="T92">dokumentácia pre každý príkaz nástroj</text:span><text:span text:style-name="T93">a vo forme nového príkazu</text:span><text:span text:style-name="T92">.</text:span></text:p>
      <text:p text:style-name="P145">Repozitár musí obsahovať návod na inštaláciu projektu a už skompilovaný zo zdrojového kódu program. Skompilovaný program musí mať jasné označenie verzie a operačného systému. Aby verzovanie bolo konzistentným a pochopiteľným, použili sme sémantické verzovanie. Skladá sa s troch čísiel rozdelených bodkami. Prvá verzia signalizuje o nekompatibilných zmenách, druhá o pridaní novej funkcionality kompatibilným spôsobom, a tretia signalizuje o opravách chýb bez pridania nových možnosti. [<text:span text:style-name="T94">9</text:span>]</text:p>
      <text:p text:style-name="P146">Podpora projektu je navrhovaná prostredníctvom „GitHub Issue“. Tento mechanizmus umožňuje používateľovi priamo v repozitáre informovať o chybe s podrobnými popisom chyby a žiadať o pridanie novej funkcionality. Rozvoj projektu, keďže on je „oupen-sorce“, sa spolieha na komunitu, ktorá vie prispieť kódom prostredníctvom „GithHub Pull Requests“, v ktorých autori projektu kontrolujú navrhnuté zmení a aplikujú ich. [10]</text:p>
      <text:p text:style-name="P147"/>
      <text:p text:style-name="P148"/>
      <text:p text:style-name="P149"><text:tab/></text:p>
      <text:list text:continue-numbering="true" text:style-name="WWNum3">
        <text:list-item>
          <text:h text:style-name="P150" text:outline-level="1"><text:bookmark-start text:name="__RefHeading___Toc3181_1107819706"/><text:bookmark-start text:name="_Toc179973488"/>Diskusia<text:bookmark-end text:name="__RefHeading___Toc3181_1107819706"/><text:bookmark-end text:name="_Toc179973488"/></text:h>
        </text:list-item>
      </text:list>
      <text:p text:style-name="P151">V d<text:span text:style-name="T95">a</text:span>nej prace bol <text:span text:style-name="T96">navrhnutí a </text:span>vyvinutí CLI nastroj pre organizáciu súborov. Keď, že CLI nástrojov existuje veľké množstvo, <text:span text:style-name="T95">vrátane manažovanie súborového systému,</text:span> porovnanie ich z vyvinutím nástrojom <text:span text:style-name="T95">umožni </text:span><text:span text:style-name="T97">hodnotenie</text:span><text:span text:style-name="T95"> jeho účelnosť.</text:span></text:p>
      <text:p text:style-name="P152"><text:span text:style-name="T98">Scenár prace zo súborov</text:span><text:span text:style-name="T99">ý</text:span><text:span text:style-name="T98">m systémom, rozdelení na </text:span><text:span text:style-name="T99">vyhľadávanie</text:span><text:span text:style-name="T98"> súborov, ich triedenie a následne čistenie, v Linux sa na</text:span><text:span text:style-name="T99">j</text:span><text:span text:style-name="T98">častejšie výkonová pomocou nástrojov „find“, „mv“, „cp“, „rm“ </text:span><text:span text:style-name="T100">a ich kombináciami.</text:span><text:span text:style-name="T98"> Kombinovanie takých </text:span><text:span text:style-name="T99">nástrojov</text:span><text:span text:style-name="T98"> umožňuje pokrytie </text:span><text:span text:style-name="T101">väčšini</text:span><text:span text:style-name="T98"> scenárov. </text:span><text:span text:style-name="T100">Používateľ v podstate vytvára s príkazov svoj malý program.</text:span><text:span text:style-name="T98"> Nevýhodou toho však je ťažkosť použitia. </text:span><text:span text:style-name="T100">Po prvé, </text:span><text:span text:style-name="T102">pre</text:span><text:span text:style-name="T100"> vytváraní takých </text:span><text:span text:style-name="T102">príkazov sú potrebné pokročilé vedomosti v prace z CLI nástrojmi</text:span><text:span text:style-name="T98">. </text:span><text:span text:style-name="T102">Po druhe, pri dlhých príkazoch je možne ľahko spraviť chybu, čo hlavne pri čistení má veľmi nepríjemné dopady. </text:span><text:span text:style-name="T98"><text:s/></text:span><text:span text:style-name="T102">Filozofiou takých nástrojov v podstate je klasicky pre Linux prístup – za cenu ľahkosti použitia dostať čo najširšie možnosti ovládania systémom.</text:span></text:p>
      <text:p text:style-name="P153"><text:span text:style-name="T99">N</text:span><text:span text:style-name="T98">aš nastroj </text:span><text:span text:style-name="T102">na druhej strane ponúka veľmi jednoduchú syntax a použitie, </text:span><text:span text:style-name="T103">keďže realizuje v sebe celý spomenutý cyklus práce s súborovým systémom</text:span><text:span text:style-name="T102">. Cenou za to je pokrytie iba hlavných scenárov. Je to opačný prístup, kde ľahkosť použitia sa váži viac než možnosť vykonať ľubovolnú logiku. Síce je to menej typický pre Linux prístup, podľa nás hlav</text:span><text:span text:style-name="T103">nou jeho filozofiou </text:span><text:span text:style-name="T104">je</text:span><text:span text:style-name="T103"> možnosť prispôsobenia operačného systému svojim požiadavkám. Požiadavka jednoduchosti pripadá nám</text:span><text:span text:style-name="T105">,</text:span><text:span text:style-name="T103"> ako realistická, hlavne pri prechodné na Linux z iných operačných systémov, kde CLI </text:span><text:span text:style-name="T104">je ťažkou na osvojenie novinkou</text:span><text:span text:style-name="T103">. Existujúcu do konca cele distribúcie, orientované na minimalizmus a jednoduchosť, ako napríklad Ubuntu a Mint. </text:span><text:span text:style-name="T106">Na tomto základe si myslime že nastroj je účelný.</text:span></text:p>
      <text:list text:continue-numbering="true" text:style-name="WWNum3">
        <text:list-item>
          <text:h text:style-name="P150" text:outline-level="1"><text:bookmark-start text:name="__RefHeading___Toc3183_1107819706"/><text:bookmark-start text:name="_Toc179973489"/>Závery práce<text:bookmark-end text:name="__RefHeading___Toc3183_1107819706"/><text:bookmark-end text:name="_Toc179973489"/></text:h>
        </text:list-item>
      </text:list>
      <text:p text:style-name="P154"><text:span text:style-name="T98">V </text:span><text:span text:style-name="T107">rámci</text:span><text:span text:style-name="T98"> prace bol </text:span><text:span text:style-name="T107">navrhnutí a </text:span><text:span text:style-name="T98">vyvinutí CLI nastroj pre organizáciu súborov v adresári. </text:span><text:span text:style-name="T107">Nastroj mal byť</text:span><text:span text:style-name="T98"> orientovaný na ľahkosť použitia, rýchlosť a bezpečnosť. </text:span></text:p>
      <text:p text:style-name="P155">Jednou z hlavných úloh bola dekompozícia hlavného cieľu na vyplývajúce z praktických scenárov operácie na organizáciu súborov. V konečnom dôsledku boli implementované príkazy na 3 operácie – vyhľadávanie, sortovanie a inteligentné čistenie. <text:span text:style-name="T108">Taký výber tvorí uzavretú sadu operácii, ktoré umožňujú organizáciu súborov ale neprerastajú do samostatného súborového manažéru, čo zodpovedá stanovenom cieľu.</text:span></text:p>
      <text:p text:style-name="P156">Jednoduchosť použitia bola zrealizovaná pomocou spomenutou obmedzenou sadov operácií, jednoduchou syntaxov vysvetlenou integrovan<text:span text:style-name="T109">ou</text:span> dokumentác<text:span text:style-name="T109">iou</text:span> a prehľadnou stránkou repozitára.</text:p>
      <text:p text:style-name="P156">Podmienka rýchlosti bol<text:span text:style-name="T109">a</text:span> zabezpečená optimalizačnými opatreniam, medzi ktoré pat<text:span text:style-name="T109">try: </text:span>vyber vhodného programovacieho jazyka, optimálne algoritmy prehliadania adresára a zmysluplný práca s pamäťou. </text:p>
      <text:p text:style-name="P157">Bezpečnosť predovšetkým sa vnímala ako očakávané správanie programu. Preto všetke kľúčové miesta boli pokrytí modulovými testami. Pre kontrolu programu a jeho diagnostiku pre všetke príkazy boli zrealizované 3 úrovne logovania. Tak tiež, ako garancia toho, že v kóde sa nenachádza škodlivý kód, zdrojové súbory boli zverejnené na stránke repozitára. <text:span text:style-name="T110">Bezpečnosť a spoľahlivosť všetkych použitych crate bola overená cez nastroj cargo audit. </text:span><text:bookmark-start text:name="_Toc179973491"/></text:p>
      <text:list text:continue-numbering="true" text:style-name="WWNum3">
        <text:list-header>
          <text:h text:style-name="P158" text:outline-level="1"><text:bookmark-start text:name="__RefHeading___Toc3187_1107819706"/>Zoznam použitej literatúry<text:bookmark-end text:name="__RefHeading___Toc3187_1107819706"/><text:bookmark-end text:name="_Toc179973491"/></text:h>
        </text:list-header>
      </text:list>
      <text:p text:style-name="P159"><text:span text:style-name="T111">[1] </text:span><text:span text:style-name="Emphasis"><text:span text:style-name="T111">SHOTTS, William. The Linux Command Line. Fifth Internet Edition [online]. [S.l.]: LinuxCommand.org, 2019 [cit. 2026-02-18]. </text:span></text:span><text:span text:style-name="Emphasis"><text:span text:style-name="T112">Dostupne na internete</text:span></text:span><text:span text:style-name="Emphasis"><text:span text:style-name="T111">: </text:span></text:span></text:p>
      <text:p text:style-name="P160"><text:span text:style-name="Emphasis"><text:span text:style-name="T111">&lt;https://openlab.citytech.cuny.edu/emt2390l/files/2020/03/The-Linux-Command-Line-Book-5th-Edition.pdf&gt;</text:span></text:span></text:p>
      <text:p text:style-name="P161">[2] MORIN, Pat. Open Data Structures (in C++) [online]. [S.l.]: Open Data Structures, 2013 [cit. 2026-02-18]. Dostupne na internete:<text:line-break/>&lt;https://opendatastructures.org/versions/edition-0.1c/ods-cpp.pdf&gt;</text:p>
      <text:p text:style-name="P162">[3] FREE SOFTWARE FOUNDATION, Inc. GNU Grep: Print lines that match patterns. Version 3.12, 2 January 2025 [online]. [S.l.]: Free Software Foundation, Inc., 2025 [cit. 2026-02-18]. Dostupne na internete:<text:line-break/>&lt;https://www.gnu.org/s/grep/manual/grep.pdf&gt;</text:p>
      <text:p text:style-name="P163"><text:span text:style-name="T111">[4] LSB Workgroup, The Linux Foundation. </text:span><text:span text:style-name="Emphasis"><text:span text:style-name="T111">Filesystem Hierarchy Standard</text:span></text:span><text:span text:style-name="T111">. Version 3.0 [online]. [S.l.]: The Linux Foundation, 2015-03-19 [cit. 2026-02-18]. Dostupne na internete:<text:line-break/>&lt;https://refspecs.linuxfoundation.org/FHS_3.0/fhs-3.0.pdf&gt;</text:span></text:p>
      <text:p text:style-name="P164">[5] CHACON, Scott a STRAUB, Ben. Pro Git. 2nd Edition [online]. [S.l.]: Apress, 2014 [cit. 2026-02-19]. Dostupne na internete:<text:line-break/>&lt;https://git-scm.com/book/en/v2&gt;</text:p>
      <text:p text:style-name="P165">[6] KLÁBNIK, Steve a NICHOLS, Carol. The Rust Programming Language [online]. [S.l.]: Rust Project Developers, n.d. [cit. 2026-02-19]. Dostupne na internete:<text:line-break/>&lt;https://doc.rust-lang.org/book/&gt;</text:p>
      <text:p text:style-name="P166"><text:span text:style-name="T113">[</text:span><text:span text:style-name="T114">7</text:span><text:span text:style-name="T113">] THE RUST PROJECT DEVELOPERS. Module std::fs — Rust Standard Library [online]. [S.l.]: The Rust Project Developers, 2026-02-11 [cit. 2026-02-20]. Dostupne na internete:<text:line-break/>&lt;https://doc.rust-lang.org/std/fs/&gt;</text:span></text:p>
      <text:p text:style-name="P167"><text:span text:style-name="T113">[</text:span><text:span text:style-name="T115">8</text:span><text:span text:style-name="T113">] OPEN SOURCE INITIATIVE. The MIT License [online]. [S.l.]: Open Source Initiative, n.d. [cit. 2026-02-21]. Dostupne na internete:<text:line-break/>&lt;https://opensource.org/license/mit&gt;</text:span></text:p>
      <text:p text:style-name="P168"><text:soft-page-break/><text:span text:style-name="T111">[9] SEMVER.ORG. Semantic Versioning 2.0.0 [online]. [S.l.]: semver.org, n.d. [cit. 2026-02-21]. Dostupne na internete:<text:line-break/>&lt;https://semver.org/&gt;</text:span></text:p>
      <text:p text:style-name="P169">[<text:span text:style-name="T94">10</text:span>] GITHUB, Inc. About issue and pull request templates [online]. [S.l.]: GitHub Docs, n.d. [cit. 2026-02-21]. Dostupne na internete:<text:line-break/>&lt;https://docs.github.com/en/communities/using-templates-to-encourage-useful-issues-and-pull-requests/about-issue-and-pull-request-templates&gt;škálovatelný</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1" fo:font-family="'Times New Roman'"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Nadpis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dpis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dpis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dpis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dpis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dpis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list-style-name="" style:class="chapter">
      <style:paragraph-properties fo:margin-top="0cm" fo:margin-bottom="0cm" style:contextual-spacing="false" fo:keep-together="always" fo:keep-with-next="always"/>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Názov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Subtitle" style:family="paragraph" style:parent-style-name="Standard" style:next-style-name="Standard" loext:linked-style-name="Podtitul_20_Char" style:class="chapter">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ácia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Zvýraznená_20_citáci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sk" style:country-asian="SK" style:font-size-complex="16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Kapitoly" style:family="paragraph" style:parent-style-name="Heading_20_1" loext:linked-style-name="Kapitoly_20_Char" style:auto-update="true">
      <style:paragraph-properties fo:margin-left="0.635cm" fo:margin-top="0.212cm" fo:margin-bottom="0.212cm" style:contextual-spacing="false" fo:line-height="150%" fo:text-indent="-0.635cm" style:auto-text-indent="false"/>
      <style:text-properties fo:text-transform="uppercase" style:use-window-font-color="true" loext:opacity="0%" style:font-name="Times New Roman" fo:font-family="'Times New Roman'" style:font-family-generic="roman" style:font-pitch="variable" fo:font-size="14pt" fo:font-weight="bold"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 style:family="paragraph" style:parent-style-name="Kapitoly" loext:linked-style-name="Kapitola_20_Char" style:list-style-name="WWNum3" style:list-level="1">
      <style:paragraph-properties fo:margin-top="0cm" fo:margin-bottom="0.212cm" style:contextual-spacing="false"/>
    </style:style>
    <style:style style:name="text" style:family="paragraph" style:parent-style-name="Standard" loext:linked-style-name="text_20_Char">
      <style:paragraph-properties fo:margin-top="0cm" fo:margin-bottom="0cm" style:contextual-spacing="false" fo:line-height="150%" fo:text-align="justify" style:justify-single-word="false" fo:text-indent="1.251cm" style:auto-text-indent="true"/>
      <style:text-properties style:font-name="Times New Roman3" fo:font-family="'Times New Roman'" style:font-style-name="Regular"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Noto Nastaliq Urdu" style:font-family-complex="'Noto Nastaliq Urdu'"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9cm" fo:text-indent="0cm" style:auto-text-indent="false">
        <style:tab-stops>
          <style:tab-stop style:position="13.49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998cm" style:type="right" style:leader-style="dotted" style:leader-text="."/>
        </style:tab-stops>
      </style:paragraph-properties>
    </style:style>
    <style:style style:name="Podkapitola" style:family="paragraph" style:parent-style-name="Kapitoly" style:default-outline-level="2" style:list-style-name="Numbering_20_123"/>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dpis_20_2_20_Char" style:display-name="Nadpis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dpis_20_3_20_Char" style:display-name="Nadpis 3 Char" style:family="text" style:parent-style-name="Default_20_Paragraph_20_Font" loext:linked-style-name="Heading_20_3">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dpis_20_4_20_Char" style:display-name="Nadpis 4 Char" style:family="text" style:parent-style-name="Default_20_Paragraph_20_Font" loext:linked-style-name="Heading_20_4">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dpis_20_7_20_Char" style:display-name="Nadpis 7 Char" style:family="text" style:parent-style-name="Default_20_Paragraph_20_Font" loext:linked-style-name="Heading_20_7">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Nadpis_20_8_20_Char" style:display-name="Nadpis 8 Char" style:family="text" style:parent-style-name="Default_20_Paragraph_20_Font" loext:linked-style-name="Heading_20_8">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Názov_20_Char" style:display-name="Názov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Podtitul_20_Char" style:display-name="Podtitul Char" style:family="text" style:parent-style-name="Default_20_Paragraph_20_Font" loext:linked-style-name="Subtitle">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Kapitoly_20_Char" style:display-name="Kapitoly Char" style:family="text" style:parent-style-name="Nadpis_20_1_20_Char" loext:linked-style-name="Kapitoly">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_20_Char" style:display-name="Kapitola Char" style:family="text" style:parent-style-name="Kapitoly_20_Char" loext:linked-style-name="Kapitola">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fo:font-size="12pt" style:font-size-asian="12pt"/>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Noto Nastaliq Urdu" style:font-family-complex="'Noto Nastaliq Urdu'"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I"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24</text:page-number></text:p>
        <text:p text:style-name="Footer"/>
      </style:footer>
    </style:master-page>
    <style:master-page style:name="Converted2" style:page-layout-name="Mpm2" draw:style-name="Mdp1">
      <style:footer>
        <text:p text:style-name="MP1"/>
        <text:p text:style-name="Footer"/>
      </style:footer>
    </style:master-page>
    <style:master-page style:name="Converted3" style:page-layout-name="Mpm3" draw:style-name="Mdp1">
      <style:footer>
        <text:p text:style-name="MP1"><text:page-number text:select-page="current">0</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nko Florián</meta:initial-creator>
    <meta:editing-cycles>180</meta:editing-cycles>
    <meta:creation-date>2024-10-15T07:50:00</meta:creation-date>
    <dc:date>2026-02-23T18:38:16.263270068</dc:date>
    <meta:editing-duration>P1DT19H3M28S</meta:editing-duration>
    <meta:generator>LibreOffice/25.8.5.2$Linux_X86_64 LibreOffice_project/580$Build-2</meta:generator>
    <meta:document-statistic meta:table-count="1" meta:image-count="0" meta:object-count="0" meta:page-count="30" meta:paragraph-count="267" meta:word-count="5512" meta:character-count="38765" meta:non-whitespace-character-count="33503"/>
    <meta:user-defined meta:name="AppVersion">16.0000</meta:user-defined>
    <meta:user-defined meta:name="ContentTypeId">0x010100FF914F332154174D803A7B644D03395C</meta:user-defined>
    <meta:template xlink:type="simple" xlink:actuate="onRequest" xlink:title="Normal.dotm" xlink:href=""/>
  </office:meta>
</office:document-meta>
</file>